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3mm"/>
    </style:style>
    <style:style style:name="co3" style:family="table-column">
      <style:table-column-properties fo:break-before="auto" style:column-width="50.27mm"/>
    </style:style>
    <style:style style:name="co4" style:family="table-column">
      <style:table-column-properties fo:break-before="auto" style:column-width="51.38mm"/>
    </style:style>
    <style:style style:name="co5" style:family="table-column">
      <style:table-column-properties fo:break-before="auto" style:column-width="58.6mm"/>
    </style:style>
    <style:style style:name="co6" style:family="table-column">
      <style:table-column-properties fo:break-before="auto" style:column-width="67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1"/>
    </style:style>
  </office:automatic-styles>
  <office:body>
    <office:spreadsheet>
      <table:table table:name="Аркуш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ttribut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2"/>
          <table:table-cell office:value-type="string" calcext:value-type="string">
            <text:p>create table ap_1(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6"/>
          <table:table-cell office:value-type="string" calcext:value-type="string">
            <text:p>Dt integer unsigned not NULL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te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formula="of:=CONCATENATE([.A4];&quot;,MODBUS,&quot;;IF([.C4]=&quot;Bool&quot;;&quot;0x,&quot;;&quot;4x,&quot;);[.B4])" office:value-type="string" office:string-value="V_temp,MODBUS,4x,16" calcext:value-type="string">
            <text:p>V_temp,MODBUS,4x,16</text:p>
          </table:table-cell>
          <table:table-cell/>
          <table:table-cell table:formula="of:=IF([.E4];CONCATENATE([.A4];&quot; integer default '0',&quot;);&quot;&quot;)" office:value-type="string" office:string-value="V_temp integer default '0'," calcext:value-type="string">
            <text:p>V_temp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va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</text:p>
          </table:table-cell>
          <table:table-cell table:formula="of:=CONCATENATE([.A5];&quot;,MODBUS,&quot;;IF([.C5]=&quot;Bool&quot;;&quot;0x,&quot;;&quot;4x,&quot;);[.B5])" office:value-type="string" office:string-value="V_vak,MODBUS,4x,18" calcext:value-type="string">
            <text:p>V_vak,MODBUS,4x,18</text:p>
          </table:table-cell>
          <table:table-cell/>
          <table:table-cell table:formula="of:=IF([.E5];CONCATENATE([.A5];&quot; integer default '0',&quot;);&quot;&quot;)" office:value-type="string" office:string-value="V_vak integer default '0'," calcext:value-type="string">
            <text:p>V_vak integer default '0',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V_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</text:p>
          </table:table-cell>
          <table:table-cell table:formula="of:=CONCATENATE([.A6];&quot;,MODBUS,&quot;;IF([.C6]=&quot;Bool&quot;;&quot;0x,&quot;;&quot;4x,&quot;);[.B6])" office:value-type="string" office:string-value="V_l,MODBUS,4x,20" calcext:value-type="string">
            <text:p>V_l,MODBUS,4x,20</text:p>
          </table:table-cell>
          <table:table-cell/>
          <table:table-cell table:formula="of:=IF([.E6];CONCATENATE([.A6];&quot; integer default '0',&quot;);&quot;&quot;)" office:value-type="string" office:string-value="V_l integer default '0'," calcext:value-type="string">
            <text:p>V_l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Кондуктометр</text:p>
          </table:table-cell>
          <table:table-cell table:formula="of:=CONCATENATE([.A7];&quot;,MODBUS,&quot;;IF([.C7]=&quot;Bool&quot;;&quot;0x,&quot;;&quot;4x,&quot;);[.B7])" office:value-type="string" office:string-value="V_r,MODBUS,4x,22" calcext:value-type="string">
            <text:p>V_r,MODBUS,4x,22</text:p>
          </table:table-cell>
          <table:table-cell/>
          <table:table-cell table:formula="of:=IF([.E7];CONCATENATE([.A7];&quot; integer default '0',&quot;);&quot;&quot;)" office:value-type="string" office:string-value="V_r integer default '0'," calcext:value-type="string">
            <text:p>V_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іскозиметр</text:p>
          </table:table-cell>
          <table:table-cell table:formula="of:=CONCATENATE([.A8];&quot;,MODBUS,&quot;;IF([.C8]=&quot;Bool&quot;;&quot;0x,&quot;;&quot;4x,&quot;);[.B8])" office:value-type="string" office:string-value="V_m,MODBUS,4x,24" calcext:value-type="string">
            <text:p>V_m,MODBUS,4x,24</text:p>
          </table:table-cell>
          <table:table-cell/>
          <table:table-cell table:formula="of:=IF([.E8];CONCATENATE([.A8];&quot; integer default '0',&quot;);&quot;&quot;)" office:value-type="string" office:string-value="V_m integer default '0'," calcext:value-type="string">
            <text:p>V_m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зерв</text:p>
          </table:table-cell>
          <table:table-cell table:formula="of:=CONCATENATE([.A9];&quot;,MODBUS,&quot;;IF([.C9]=&quot;Bool&quot;;&quot;0x,&quot;;&quot;4x,&quot;);[.B9])" office:value-type="string" office:string-value="V_6,MODBUS,4x,26" calcext:value-type="string">
            <text:p>V_6,MODBUS,4x,26</text:p>
          </table:table-cell>
          <table:table-cell/>
          <table:table-cell table:formula="of:=IF([.E9];CONCATENATE([.A9];&quot; integer default '0',&quot;);&quot;&quot;)" office:value-type="string" office:string-value="V_6 integer default '0'," calcext:value-type="string">
            <text:p>V_6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зерв</text:p>
          </table:table-cell>
          <table:table-cell table:formula="of:=CONCATENATE([.A10];&quot;,MODBUS,&quot;;IF([.C10]=&quot;Bool&quot;;&quot;0x,&quot;;&quot;4x,&quot;);[.B10])" office:value-type="string" office:string-value="V_7,MODBUS,4x,28" calcext:value-type="string">
            <text:p>V_7,MODBUS,4x,28</text:p>
          </table:table-cell>
          <table:table-cell/>
          <table:table-cell table:formula="of:=IF([.E10];CONCATENATE([.A10];&quot; integer default '0',&quot;);&quot;&quot;)" office:value-type="string" office:string-value="V_7 integer default '0'," calcext:value-type="string">
            <text:p>V_7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зерв</text:p>
          </table:table-cell>
          <table:table-cell table:formula="of:=CONCATENATE([.A11];&quot;,MODBUS,&quot;;IF([.C11]=&quot;Bool&quot;;&quot;0x,&quot;;&quot;4x,&quot;);[.B11])" office:value-type="string" office:string-value="V_8,MODBUS,4x,30" calcext:value-type="string">
            <text:p>V_8,MODBUS,4x,30</text:p>
          </table:table-cell>
          <table:table-cell/>
          <table:table-cell table:formula="of:=IF([.E11];CONCATENATE([.A11];&quot; integer default '0',&quot;);&quot;&quot;)" office:value-type="string" office:string-value="V_8 integer default '0'," calcext:value-type="string">
            <text:p>V_8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v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акуумний клапан відкритий</text:p>
          </table:table-cell>
          <table:table-cell table:formula="of:=CONCATENATE([.A12];&quot;,MODBUS,&quot;;IF([.C12]=&quot;Bool&quot;;&quot;0x,&quot;;&quot;4x,&quot;);[.B12])" office:value-type="string" office:string-value="X_vo,MODBUS,0x,32" calcext:value-type="string">
            <text:p>X_vo,MODBUS,0x,32</text:p>
          </table:table-cell>
          <table:table-cell/>
          <table:table-cell table:formula="of:=IF([.E12];CONCATENATE([.A12];&quot; integer default '0',&quot;);&quot;&quot;)" office:value-type="string" office:string-value="X_vo integer default '0'," calcext:value-type="string">
            <text:p>X_vo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v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акуумний клапан закритий</text:p>
          </table:table-cell>
          <table:table-cell table:formula="of:=CONCATENATE([.A13];&quot;,MODBUS,&quot;;IF([.C13]=&quot;Bool&quot;;&quot;0x,&quot;;&quot;4x,&quot;);[.B13])" office:value-type="string" office:string-value="X_vc,MODBUS,0x,33" calcext:value-type="string">
            <text:p>X_vc,MODBUS,0x,33</text:p>
          </table:table-cell>
          <table:table-cell/>
          <table:table-cell table:formula="of:=IF([.E13];CONCATENATE([.A13];&quot; integer default '0',&quot;);&quot;&quot;)" office:value-type="string" office:string-value="X_vc integer default '0'," calcext:value-type="string">
            <text:p>X_vc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v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лий вакуумний клапан</text:p>
          </table:table-cell>
          <table:table-cell table:formula="of:=CONCATENATE([.A14];&quot;,MODBUS,&quot;;IF([.C14]=&quot;Bool&quot;;&quot;0x,&quot;;&quot;4x,&quot;);[.B14])" office:value-type="string" office:string-value="X_vk,MODBUS,0x,34" calcext:value-type="string">
            <text:p>X_vk,MODBUS,0x,34</text:p>
          </table:table-cell>
          <table:table-cell/>
          <table:table-cell table:formula="of:=IF([.E14];CONCATENATE([.A14];&quot; integer default '0',&quot;);&quot;&quot;)" office:value-type="string" office:string-value="X_vk integer default '0'," calcext:value-type="string">
            <text:p>X_v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si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ропний клапан</text:p>
          </table:table-cell>
          <table:table-cell table:formula="of:=CONCATENATE([.A15];&quot;,MODBUS,&quot;;IF([.C15]=&quot;Bool&quot;;&quot;0x,&quot;;&quot;4x,&quot;);[.B15])" office:value-type="string" office:string-value="X_sir,MODBUS,0x,35" calcext:value-type="string">
            <text:p>X_sir,MODBUS,0x,35</text:p>
          </table:table-cell>
          <table:table-cell/>
          <table:table-cell table:formula="of:=IF([.E15];CONCATENATE([.A15];&quot; integer default '0',&quot;);&quot;&quot;)" office:value-type="string" office:string-value="X_sir integer default '0'," calcext:value-type="string">
            <text:p>X_si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vo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одяний клапан</text:p>
          </table:table-cell>
          <table:table-cell table:formula="of:=CONCATENATE([.A16];&quot;,MODBUS,&quot;;IF([.C16]=&quot;Bool&quot;;&quot;0x,&quot;;&quot;4x,&quot;);[.B16])" office:value-type="string" office:string-value="X_voda,MODBUS,0x,36" calcext:value-type="string">
            <text:p>X_voda,MODBUS,0x,36</text:p>
          </table:table-cell>
          <table:table-cell/>
          <table:table-cell table:formula="of:=IF([.E16];CONCATENATE([.A16];&quot; integer default '0',&quot;);&quot;&quot;)" office:value-type="string" office:string-value="X_voda integer default '0'," calcext:value-type="string">
            <text:p>X_voda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amsi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ропний в автоматі</text:p>
          </table:table-cell>
          <table:table-cell table:formula="of:=CONCATENATE([.A17];&quot;,MODBUS,&quot;;IF([.C17]=&quot;Bool&quot;;&quot;0x,&quot;;&quot;4x,&quot;);[.B17])" office:value-type="string" office:string-value="X_amsir,MODBUS,0x,37" calcext:value-type="string">
            <text:p>X_amsir,MODBUS,0x,37</text:p>
          </table:table-cell>
          <table:table-cell/>
          <table:table-cell table:formula="of:=IF([.E17];CONCATENATE([.A17];&quot; integer default '0',&quot;);&quot;&quot;)" office:value-type="string" office:string-value="X_amsir integer default '0'," calcext:value-type="string">
            <text:p>X_amsi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amvod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одяний в автоматі</text:p>
          </table:table-cell>
          <table:table-cell table:formula="of:=CONCATENATE([.A18];&quot;,MODBUS,&quot;;IF([.C18]=&quot;Bool&quot;;&quot;0x,&quot;;&quot;4x,&quot;);[.B18])" office:value-type="string" office:string-value="X_amvoda,MODBUS,0x,38" calcext:value-type="string">
            <text:p>X_amvoda,MODBUS,0x,38</text:p>
          </table:table-cell>
          <table:table-cell/>
          <table:table-cell table:formula="of:=IF([.E18];CONCATENATE([.A18];&quot; integer default '0',&quot;);&quot;&quot;)" office:value-type="string" office:string-value="X_amvoda integer default '0'," calcext:value-type="string">
            <text:p>X_amvoda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amv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19];&quot;,MODBUS,&quot;;IF([.C19]=&quot;Bool&quot;;&quot;0x,&quot;;&quot;4x,&quot;);[.B19])" office:value-type="string" office:string-value="X_amvk,MODBUS,0x,39" calcext:value-type="string">
            <text:p>X_amvk,MODBUS,0x,39</text:p>
          </table:table-cell>
          <table:table-cell/>
          <table:table-cell table:formula="of:=IF([.E19];CONCATENATE([.A19];&quot; integer default '0',&quot;);&quot;&quot;)" office:value-type="string" office:string-value="X_amvk integer default '0'," calcext:value-type="string">
            <text:p>X_amv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0];&quot;,MODBUS,&quot;;IF([.C20]=&quot;Bool&quot;;&quot;0x,&quot;;&quot;4x,&quot;);[.B20])" office:value-type="string" office:string-value="X_9,MODBUS,0x,40" calcext:value-type="string">
            <text:p>X_9,MODBUS,0x,40</text:p>
          </table:table-cell>
          <table:table-cell/>
          <table:table-cell table:formula="of:=IF([.E20];CONCATENATE([.A20];&quot; integer default '0',&quot;);&quot;&quot;)" office:value-type="string" office:string-value="X_9 integer default '0'," calcext:value-type="string">
            <text:p>X_9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1];&quot;,MODBUS,&quot;;IF([.C21]=&quot;Bool&quot;;&quot;0x,&quot;;&quot;4x,&quot;);[.B21])" office:value-type="string" office:string-value="X_10,MODBUS,0x,41" calcext:value-type="string">
            <text:p>X_10,MODBUS,0x,41</text:p>
          </table:table-cell>
          <table:table-cell/>
          <table:table-cell table:formula="of:=IF([.E21];CONCATENATE([.A21];&quot; integer default '0',&quot;);&quot;&quot;)" office:value-type="string" office:string-value="X_10 integer default '0'," calcext:value-type="string">
            <text:p>X_10 integer default '0',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X_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2];&quot;,MODBUS,&quot;;IF([.C22]=&quot;Bool&quot;;&quot;0x,&quot;;&quot;4x,&quot;);[.B22])" office:value-type="string" office:string-value="X_11,MODBUS,0x,42" calcext:value-type="string">
            <text:p>X_11,MODBUS,0x,42</text:p>
          </table:table-cell>
          <table:table-cell/>
          <table:table-cell table:formula="of:=IF([.E22];CONCATENATE([.A22];&quot; integer default '0',&quot;);&quot;&quot;)" office:value-type="string" office:string-value="X_11 integer default '0'," calcext:value-type="string">
            <text:p>X_11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3];&quot;,MODBUS,&quot;;IF([.C23]=&quot;Bool&quot;;&quot;0x,&quot;;&quot;4x,&quot;);[.B23])" office:value-type="string" office:string-value="X_12,MODBUS,0x,43" calcext:value-type="string">
            <text:p>X_12,MODBUS,0x,43</text:p>
          </table:table-cell>
          <table:table-cell/>
          <table:table-cell table:formula="of:=IF([.E23];CONCATENATE([.A23];&quot; integer default '0',&quot;);&quot;&quot;)" office:value-type="string" office:string-value="X_12 integer default '0'," calcext:value-type="string">
            <text:p>X_12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4];&quot;,MODBUS,&quot;;IF([.C24]=&quot;Bool&quot;;&quot;0x,&quot;;&quot;4x,&quot;);[.B24])" office:value-type="string" office:string-value="X_13,MODBUS,0x,44" calcext:value-type="string">
            <text:p>X_13,MODBUS,0x,44</text:p>
          </table:table-cell>
          <table:table-cell/>
          <table:table-cell table:formula="of:=IF([.E24];CONCATENATE([.A24];&quot; integer default '0',&quot;);&quot;&quot;)" office:value-type="string" office:string-value="X_13 integer default '0'," calcext:value-type="string">
            <text:p>X_13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5];&quot;,MODBUS,&quot;;IF([.C25]=&quot;Bool&quot;;&quot;0x,&quot;;&quot;4x,&quot;);[.B25])" office:value-type="string" office:string-value="X_14,MODBUS,0x,45" calcext:value-type="string">
            <text:p>X_14,MODBUS,0x,45</text:p>
          </table:table-cell>
          <table:table-cell/>
          <table:table-cell table:formula="of:=IF([.E25];CONCATENATE([.A25];&quot; integer default '0',&quot;);&quot;&quot;)" office:value-type="string" office:string-value="X_14 integer default '0'," calcext:value-type="string">
            <text:p>X_14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26];&quot;,MODBUS,&quot;;IF([.C26]=&quot;Bool&quot;;&quot;0x,&quot;;&quot;4x,&quot;);[.B26])" office:value-type="string" office:string-value="X_15,MODBUS,0x,46" calcext:value-type="string">
            <text:p>X_15,MODBUS,0x,46</text:p>
          </table:table-cell>
          <table:table-cell/>
          <table:table-cell table:formula="of:=IF([.E26];CONCATENATE([.A26];&quot; integer default '0',&quot;);&quot;&quot;)" office:value-type="string" office:string-value="X_15 integer default '0'," calcext:value-type="string">
            <text:p>X_15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_pus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пуск</text:p>
          </table:table-cell>
          <table:table-cell table:formula="of:=CONCATENATE([.A27];&quot;,MODBUS,&quot;;IF([.C27]=&quot;Bool&quot;;&quot;0x,&quot;;&quot;4x,&quot;);[.B27])" office:value-type="string" office:string-value="X_pusk,MODBUS,0x,47" calcext:value-type="string">
            <text:p>X_pusk,MODBUS,0x,47</text:p>
          </table:table-cell>
          <table:table-cell/>
          <table:table-cell table:formula="of:=IF([.E27];CONCATENATE([.A27];&quot; integer default '0',&quot;);&quot;&quot;)" office:value-type="string" office:string-value="X_pusk integer default '0'," calcext:value-type="string">
            <text:p>X_pus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si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сиропу</text:p>
          </table:table-cell>
          <table:table-cell table:formula="of:=CONCATENATE([.A28];&quot;,MODBUS,&quot;;IF([.C28]=&quot;Bool&quot;;&quot;0x,&quot;;&quot;4x,&quot;);[.B28])" office:value-type="string" office:string-value="Y_sir,MODBUS,0x,48" calcext:value-type="string">
            <text:p>Y_sir,MODBUS,0x,48</text:p>
          </table:table-cell>
          <table:table-cell/>
          <table:table-cell table:formula="of:=IF([.E28];CONCATENATE([.A28];&quot; integer default '0',&quot;);&quot;&quot;)" office:value-type="string" office:string-value="Y_sir integer default '0'," calcext:value-type="string">
            <text:p>Y_si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vod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лапан води</text:p>
          </table:table-cell>
          <table:table-cell table:formula="of:=CONCATENATE([.A29];&quot;,MODBUS,&quot;;IF([.C29]=&quot;Bool&quot;;&quot;0x,&quot;;&quot;4x,&quot;);[.B29])" office:value-type="string" office:string-value="Y_voda,MODBUS,0x,49" calcext:value-type="string">
            <text:p>Y_voda,MODBUS,0x,49</text:p>
          </table:table-cell>
          <table:table-cell/>
          <table:table-cell table:formula="of:=IF([.E29];CONCATENATE([.A29];&quot; integer default '0',&quot;);&quot;&quot;)" office:value-type="string" office:string-value="Y_voda integer default '0'," calcext:value-type="string">
            <text:p>Y_voda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v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еликий вакуумний клапан</text:p>
          </table:table-cell>
          <table:table-cell table:formula="of:=CONCATENATE([.A30];&quot;,MODBUS,&quot;;IF([.C30]=&quot;Bool&quot;;&quot;0x,&quot;;&quot;4x,&quot;);[.B30])" office:value-type="string" office:string-value="Y_vk,MODBUS,0x,50" calcext:value-type="string">
            <text:p>Y_vk,MODBUS,0x,50</text:p>
          </table:table-cell>
          <table:table-cell/>
          <table:table-cell table:formula="of:=IF([.E30];CONCATENATE([.A30];&quot; integer default '0',&quot;);&quot;&quot;)" office:value-type="string" office:string-value="Y_vk integer default '0'," calcext:value-type="string">
            <text:p>Y_v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31];&quot;,MODBUS,&quot;;IF([.C31]=&quot;Bool&quot;;&quot;0x,&quot;;&quot;4x,&quot;);[.B31])" office:value-type="string" office:string-value="Y_4,MODBUS,0x,51" calcext:value-type="string">
            <text:p>Y_4,MODBUS,0x,51</text:p>
          </table:table-cell>
          <table:table-cell/>
          <table:table-cell table:formula="of:=IF([.E31];CONCATENATE([.A31];&quot; integer default '0',&quot;);&quot;&quot;)" office:value-type="string" office:string-value="Y_4 integer default '0'," calcext:value-type="string">
            <text:p>Y_4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32];&quot;,MODBUS,&quot;;IF([.C32]=&quot;Bool&quot;;&quot;0x,&quot;;&quot;4x,&quot;);[.B32])" office:value-type="string" office:string-value="Y_5,MODBUS,0x,52" calcext:value-type="string">
            <text:p>Y_5,MODBUS,0x,52</text:p>
          </table:table-cell>
          <table:table-cell/>
          <table:table-cell table:formula="of:=IF([.E32];CONCATENATE([.A32];&quot; integer default '0',&quot;);&quot;&quot;)" office:value-type="string" office:string-value="Y_5 integer default '0'," calcext:value-type="string">
            <text:p>Y_5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33];&quot;,MODBUS,&quot;;IF([.C33]=&quot;Bool&quot;;&quot;0x,&quot;;&quot;4x,&quot;);[.B33])" office:value-type="string" office:string-value="Y_6,MODBUS,0x,53" calcext:value-type="string">
            <text:p>Y_6,MODBUS,0x,53</text:p>
          </table:table-cell>
          <table:table-cell/>
          <table:table-cell table:formula="of:=IF([.E33];CONCATENATE([.A33];&quot; integer default '0',&quot;);&quot;&quot;)" office:value-type="string" office:string-value="Y_6 integer default '0'," calcext:value-type="string">
            <text:p>Y_6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іскозиметер</text:p>
          </table:table-cell>
          <table:table-cell table:formula="of:=CONCATENATE([.A34];&quot;,MODBUS,&quot;;IF([.C34]=&quot;Bool&quot;;&quot;0x,&quot;;&quot;4x,&quot;);[.B34])" office:value-type="string" office:string-value="Y_7,MODBUS,0x,54" calcext:value-type="string">
            <text:p>Y_7,MODBUS,0x,54</text:p>
          </table:table-cell>
          <table:table-cell/>
          <table:table-cell table:formula="of:=IF([.E34];CONCATENATE([.A34];&quot; integer default '0',&quot;);&quot;&quot;)" office:value-type="string" office:string-value="Y_7 integer default '0'," calcext:value-type="string">
            <text:p>Y_7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alar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гналізація</text:p>
          </table:table-cell>
          <table:table-cell table:formula="of:=CONCATENATE([.A35];&quot;,MODBUS,&quot;;IF([.C35]=&quot;Bool&quot;;&quot;0x,&quot;;&quot;4x,&quot;);[.B35])" office:value-type="string" office:string-value="Y_alarm,MODBUS,0x,55" calcext:value-type="string">
            <text:p>Y_alarm,MODBUS,0x,55</text:p>
          </table:table-cell>
          <table:table-cell/>
          <table:table-cell table:formula="of:=IF([.E35];CONCATENATE([.A35];&quot; integer default '0',&quot;);&quot;&quot;)" office:value-type="string" office:string-value="Y_alarm integer default '0'," calcext:value-type="string">
            <text:p>Y_alarm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_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Розрахункове значення кондуктометра</text:p>
          </table:table-cell>
          <table:table-cell table:formula="of:=CONCATENATE([.A36];&quot;,MODBUS,&quot;;IF([.C36]=&quot;Bool&quot;;&quot;0x,&quot;;&quot;4x,&quot;);[.B36])" office:value-type="string" office:string-value="Spr_r,MODBUS,4x,56" calcext:value-type="string">
            <text:p>Spr_r,MODBUS,4x,56</text:p>
          </table:table-cell>
          <table:table-cell/>
          <table:table-cell table:formula="of:=IF([.E36];CONCATENATE([.A36];&quot; integer default '0',&quot;);&quot;&quot;)" office:value-type="string" office:string-value="Spr_r integer default '0'," calcext:value-type="string">
            <text:p>Spr_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_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Розрахункове значення віскозиметра</text:p>
          </table:table-cell>
          <table:table-cell table:formula="of:=CONCATENATE([.A37];&quot;,MODBUS,&quot;;IF([.C37]=&quot;Bool&quot;;&quot;0x,&quot;;&quot;4x,&quot;);[.B37])" office:value-type="string" office:string-value="Spr_m,MODBUS,4x,58" calcext:value-type="string">
            <text:p>Spr_m,MODBUS,4x,58</text:p>
          </table:table-cell>
          <table:table-cell/>
          <table:table-cell table:formula="of:=IF([.E37];CONCATENATE([.A37];&quot; integer default '0',&quot;);&quot;&quot;)" office:value-type="string" office:string-value="Spr_m integer default '0'," calcext:value-type="string">
            <text:p>Spr_m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ирощення рівня</text:p>
          </table:table-cell>
          <table:table-cell table:formula="of:=CONCATENATE([.A38];&quot;,MODBUS,&quot;;IF([.C38]=&quot;Bool&quot;;&quot;0x,&quot;;&quot;4x,&quot;);[.B38])" office:value-type="string" office:string-value="stepR,MODBUS,4x,60" calcext:value-type="string">
            <text:p>stepR,MODBUS,4x,60</text:p>
          </table:table-cell>
          <table:table-cell/>
          <table:table-cell table:formula="of:=IF([.E38];CONCATENATE([.A38];&quot; integer default '0',&quot;);&quot;&quot;)" office:value-type="string" office:string-value="stepR integer default '0'," calcext:value-type="string">
            <text:p>step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39];&quot;,MODBUS,&quot;;IF([.C39]=&quot;Bool&quot;;&quot;0x,&quot;;&quot;4x,&quot;);[.B39])" office:value-type="string" office:string-value="Cout,MODBUS,4x,62" calcext:value-type="string">
            <text:p>Cout,MODBUS,4x,62</text:p>
          </table:table-cell>
          <table:table-cell/>
          <table:table-cell table:formula="of:=IF([.E39];CONCATENATE([.A39];&quot; integer default '0',&quot;);&quot;&quot;)" office:value-type="string" office:string-value="Cout integer default '0'," calcext:value-type="string">
            <text:p>Cout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тан програми</text:p>
          </table:table-cell>
          <table:table-cell table:formula="of:=CONCATENATE([.A40];&quot;,MODBUS,&quot;;IF([.C40]=&quot;Bool&quot;;&quot;0x,&quot;;&quot;4x,&quot;);[.B40])" office:value-type="string" office:string-value="State,MODBUS,4x,64" calcext:value-type="string">
            <text:p>State,MODBUS,4x,64</text:p>
          </table:table-cell>
          <table:table-cell/>
          <table:table-cell table:formula="of:=IF([.E40];CONCATENATE([.A40];&quot; integer default '0',&quot;);&quot;&quot;)" office:value-type="string" office:string-value="State integer default '0'," calcext:value-type="string">
            <text:p>State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41];&quot;,MODBUS,&quot;;IF([.C41]=&quot;Bool&quot;;&quot;0x,&quot;;&quot;4x,&quot;);[.B41])" office:value-type="string" office:string-value="HH,MODBUS,4x,65" calcext:value-type="string">
            <text:p>HH,MODBUS,4x,65</text:p>
          </table:table-cell>
          <table:table-cell/>
          <table:table-cell table:formula="of:=IF([.E41];CONCATENATE([.A41];&quot; integer default '0',&quot;);&quot;&quot;)" office:value-type="string" office:string-value="HH integer default '0'," calcext:value-type="string">
            <text:p>HH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42];&quot;,MODBUS,&quot;;IF([.C42]=&quot;Bool&quot;;&quot;0x,&quot;;&quot;4x,&quot;);[.B42])" office:value-type="string" office:string-value="MM,MODBUS,4x,66" calcext:value-type="string">
            <text:p>MM,MODBUS,4x,66</text:p>
          </table:table-cell>
          <table:table-cell/>
          <table:table-cell table:formula="of:=IF([.E42];CONCATENATE([.A42];&quot; integer default '0',&quot;);&quot;&quot;)" office:value-type="string" office:string-value="MM integer default '0'," calcext:value-type="string">
            <text:p>MM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ale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formula="of:=CONCATENATE([.A43];&quot;,MODBUS,&quot;;IF([.C43]=&quot;Bool&quot;;&quot;0x,&quot;;&quot;4x,&quot;);[.B43])" office:value-type="string" office:string-value="a_alert,MODBUS,0x,67" calcext:value-type="string">
            <text:p>a_alert,MODBUS,0x,67</text:p>
          </table:table-cell>
          <table:table-cell/>
          <table:table-cell table:formula="of:=IF([.E43];CONCATENATE([.A43];&quot; integer default '0',&quot;);&quot;&quot;)" office:value-type="string" office:string-value="a_alert integer default '0'," calcext:value-type="string">
            <text:p>a_alert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vlo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лий вакуум</text:p>
          </table:table-cell>
          <table:table-cell table:formula="of:=CONCATENATE([.A44];&quot;,MODBUS,&quot;;IF([.C44]=&quot;Bool&quot;;&quot;0x,&quot;;&quot;4x,&quot;);[.B44])" office:value-type="string" office:string-value="a_vlow,MODBUS,0x,68" calcext:value-type="string">
            <text:p>a_vlow,MODBUS,0x,68</text:p>
          </table:table-cell>
          <table:table-cell/>
          <table:table-cell table:formula="of:=IF([.E44];CONCATENATE([.A44];&quot; integer default '0',&quot;);&quot;&quot;)" office:value-type="string" office:string-value="a_vlow integer default '0'," calcext:value-type="string">
            <text:p>a_vlow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vis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працює віскозиметр</text:p>
          </table:table-cell>
          <table:table-cell table:formula="of:=CONCATENATE([.A45];&quot;,MODBUS,&quot;;IF([.C45]=&quot;Bool&quot;;&quot;0x,&quot;;&quot;4x,&quot;);[.B45])" office:value-type="string" office:string-value="a_visk,MODBUS,0x,69" calcext:value-type="string">
            <text:p>a_visk,MODBUS,0x,69</text:p>
          </table:table-cell>
          <table:table-cell/>
          <table:table-cell table:formula="of:=IF([.E45];CONCATENATE([.A45];&quot; integer default '0',&quot;);&quot;&quot;)" office:value-type="string" office:string-value="a_visk integer default '0'," calcext:value-type="string">
            <text:p>a_vis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ko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працює кондуктометр</text:p>
          </table:table-cell>
          <table:table-cell table:formula="of:=CONCATENATE([.A46];&quot;,MODBUS,&quot;;IF([.C46]=&quot;Bool&quot;;&quot;0x,&quot;;&quot;4x,&quot;);[.B46])" office:value-type="string" office:string-value="a_kond,MODBUS,0x,70" calcext:value-type="string">
            <text:p>a_kond,MODBUS,0x,70</text:p>
          </table:table-cell>
          <table:table-cell/>
          <table:table-cell table:formula="of:=IF([.E46];CONCATENATE([.A46];&quot; integer default '0',&quot;);&quot;&quot;)" office:value-type="string" office:string-value="a_kond integer default '0'," calcext:value-type="string">
            <text:p>a_kond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sv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малого вакуумного клапана</text:p>
          </table:table-cell>
          <table:table-cell table:formula="of:=CONCATENATE([.A47];&quot;,MODBUS,&quot;;IF([.C47]=&quot;Bool&quot;;&quot;0x,&quot;;&quot;4x,&quot;);[.B47])" office:value-type="string" office:string-value="a_svk,MODBUS,0x,71" calcext:value-type="string">
            <text:p>a_svk,MODBUS,0x,71</text:p>
          </table:table-cell>
          <table:table-cell/>
          <table:table-cell table:formula="of:=IF([.E47];CONCATENATE([.A47];&quot; integer default '0',&quot;);&quot;&quot;)" office:value-type="string" office:string-value="a_svk integer default '0'," calcext:value-type="string">
            <text:p>a_sv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bv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великого вакуумного клапана</text:p>
          </table:table-cell>
          <table:table-cell table:formula="of:=CONCATENATE([.A48];&quot;,MODBUS,&quot;;IF([.C48]=&quot;Bool&quot;;&quot;0x,&quot;;&quot;4x,&quot;);[.B48])" office:value-type="string" office:string-value="a_bvk,MODBUS,0x,72" calcext:value-type="string">
            <text:p>a_bvk,MODBUS,0x,72</text:p>
          </table:table-cell>
          <table:table-cell/>
          <table:table-cell table:formula="of:=IF([.E48];CONCATENATE([.A48];&quot; integer default '0',&quot;);&quot;&quot;)" office:value-type="string" office:string-value="a_bvk integer default '0'," calcext:value-type="string">
            <text:p>a_bvk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si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клапана сиропу</text:p>
          </table:table-cell>
          <table:table-cell table:formula="of:=CONCATENATE([.A49];&quot;,MODBUS,&quot;;IF([.C49]=&quot;Bool&quot;;&quot;0x,&quot;;&quot;4x,&quot;);[.B49])" office:value-type="string" office:string-value="a_sir,MODBUS,0x,73" calcext:value-type="string">
            <text:p>a_sir,MODBUS,0x,73</text:p>
          </table:table-cell>
          <table:table-cell/>
          <table:table-cell table:formula="of:=IF([.E49];CONCATENATE([.A49];&quot; integer default '0',&quot;);&quot;&quot;)" office:value-type="string" office:string-value="a_sir integer default '0'," calcext:value-type="string">
            <text:p>a_si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vod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клапана води</text:p>
          </table:table-cell>
          <table:table-cell table:formula="of:=CONCATENATE([.A50];&quot;,MODBUS,&quot;;IF([.C50]=&quot;Bool&quot;;&quot;0x,&quot;;&quot;4x,&quot;);[.B50])" office:value-type="string" office:string-value="a_voda,MODBUS,0x,74" calcext:value-type="string">
            <text:p>a_voda,MODBUS,0x,74</text:p>
          </table:table-cell>
          <table:table-cell/>
          <table:table-cell table:formula="of:=IF([.E50];CONCATENATE([.A50];&quot; integer default '0',&quot;);&quot;&quot;)" office:value-type="string" office:string-value="a_voda integer default '0'," calcext:value-type="string">
            <text:p>a_voda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лий опір</text:p>
          </table:table-cell>
          <table:table-cell table:formula="of:=CONCATENATE([.A51];&quot;,MODBUS,&quot;;IF([.C51]=&quot;Bool&quot;;&quot;0x,&quot;;&quot;4x,&quot;);[.B51])" office:value-type="string" office:string-value="a_r,MODBUS,0x,75" calcext:value-type="string">
            <text:p>a_r,MODBUS,0x,75</text:p>
          </table:table-cell>
          <table:table-cell/>
          <table:table-cell table:formula="of:=IF([.E51];CONCATENATE([.A51];&quot; integer default '0',&quot;);&quot;&quot;)" office:value-type="string" office:string-value="a_r integer default '0'," calcext:value-type="string">
            <text:p>a_r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ла в’язкість</text:p>
          </table:table-cell>
          <table:table-cell table:formula="of:=CONCATENATE([.A52];&quot;,MODBUS,&quot;;IF([.C52]=&quot;Bool&quot;;&quot;0x,&quot;;&quot;4x,&quot;);[.B52])" office:value-type="string" office:string-value="a_m,MODBUS,0x,76" calcext:value-type="string">
            <text:p>a_m,MODBUS,0x,76</text:p>
          </table:table-cell>
          <table:table-cell/>
          <table:table-cell table:formula="of:=IF([.E52];CONCATENATE([.A52];&quot; integer default '0',&quot;);&quot;&quot;)" office:value-type="string" office:string-value="a_m integer default '0'," calcext:value-type="string">
            <text:p>a_m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елика температура</text:p>
          </table:table-cell>
          <table:table-cell table:formula="of:=CONCATENATE([.A53];&quot;,MODBUS,&quot;;IF([.C53]=&quot;Bool&quot;;&quot;0x,&quot;;&quot;4x,&quot;);[.B53])" office:value-type="string" office:string-value="a_t,MODBUS,0x,77" calcext:value-type="string">
            <text:p>a_t,MODBUS,0x,77</text:p>
          </table:table-cell>
          <table:table-cell/>
          <table:table-cell table:formula="of:=IF([.E53];CONCATENATE([.A53];&quot; integer default '0',&quot;);&quot;&quot;)" office:value-type="string" office:string-value="a_t integer default '0'," calcext:value-type="string">
            <text:p>a_t integer default '0',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g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0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formula="of:=CONCATENATE(&quot;f_&quot;;[.A4])" office:value-type="string" office:string-value="f_V_temp" calcext:value-type="string">
            <text:p>f_V_tem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2];&quot;,MODBUS,&quot;;IF([.C62]=&quot;Bool&quot;;&quot;0x,&quot;;&quot;4x,&quot;);[.B62])" office:value-type="string" office:string-value="f_V_temp,MODBUS,4x,256" calcext:value-type="string">
            <text:p>f_V_temp,MODBUS,4x,256</text:p>
          </table:table-cell>
          <table:table-cell/>
          <table:table-cell table:formula="of:=IF([.E62];CONCATENATE([.A62];&quot; integer default '0',&quot;);&quot;&quot;)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62];&quot;:=eep_n_r(&quot;;[.K62];&quot;);&quot;)" office:value-type="string" office:string-value="f_V_temp:=eep_n_r(1);" calcext:value-type="string">
            <text:p>f_V_temp:=eep_n_r(1);</text:p>
          </table:table-cell>
          <table:table-cell table:formula="of:=CONCATENATE(&quot;Res:=eep_n_w(&quot;;[.K62];&quot;,&quot;;[.A62];&quot;);&quot;)" office:value-type="string" office:string-value="Res:=eep_n_w(1,f_V_temp);" calcext:value-type="string">
            <text:p>Res:=eep_n_w(1,f_V_temp);</text:p>
          </table:table-cell>
        </table:table-row>
        <table:table-row table:style-name="ro1">
          <table:table-cell table:formula="of:=CONCATENATE(&quot;f_&quot;;[.A5])" office:value-type="string" office:string-value="f_V_vak" calcext:value-type="string">
            <text:p>f_V_vak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3];&quot;,MODBUS,&quot;;IF([.C63]=&quot;Bool&quot;;&quot;0x,&quot;;&quot;4x,&quot;);[.B63])" office:value-type="string" office:string-value="f_V_vak,MODBUS,4x,257" calcext:value-type="string">
            <text:p>f_V_vak,MODBUS,4x,257</text:p>
          </table:table-cell>
          <table:table-cell/>
          <table:table-cell table:formula="of:=IF([.E63];CONCATENATE([.A63];&quot; integer default '0',&quot;);&quot;&quot;)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63];&quot;:=eep_n_r(&quot;;[.K63];&quot;);&quot;)" office:value-type="string" office:string-value="f_V_vak:=eep_n_r(2);" calcext:value-type="string">
            <text:p>f_V_vak:=eep_n_r(2);</text:p>
          </table:table-cell>
          <table:table-cell table:formula="of:=CONCATENATE(&quot;Res:=eep_n_w(&quot;;[.K63];&quot;,&quot;;[.A63];&quot;);&quot;)" office:value-type="string" office:string-value="Res:=eep_n_w(2,f_V_vak);" calcext:value-type="string">
            <text:p>Res:=eep_n_w(2,f_V_vak);</text:p>
          </table:table-cell>
        </table:table-row>
        <table:table-row table:style-name="ro1">
          <table:table-cell table:formula="of:=CONCATENATE(&quot;f_&quot;;[.A6])" office:value-type="string" office:string-value="f_V_l" calcext:value-type="string">
            <text:p>f_V_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4];&quot;,MODBUS,&quot;;IF([.C64]=&quot;Bool&quot;;&quot;0x,&quot;;&quot;4x,&quot;);[.B64])" office:value-type="string" office:string-value="f_V_l,MODBUS,4x,258" calcext:value-type="string">
            <text:p>f_V_l,MODBUS,4x,258</text:p>
          </table:table-cell>
          <table:table-cell/>
          <table:table-cell table:formula="of:=IF([.E64];CONCATENATE([.A64];&quot; integer default '0',&quot;);&quot;&quot;)">
            <text:p/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A64];&quot;:=eep_n_r(&quot;;[.K64];&quot;);&quot;)" office:value-type="string" office:string-value="f_V_l:=eep_n_r(3);" calcext:value-type="string">
            <text:p>f_V_l:=eep_n_r(3);</text:p>
          </table:table-cell>
          <table:table-cell table:formula="of:=CONCATENATE(&quot;Res:=eep_n_w(&quot;;[.K64];&quot;,&quot;;[.A64];&quot;);&quot;)" office:value-type="string" office:string-value="Res:=eep_n_w(3,f_V_l);" calcext:value-type="string">
            <text:p>Res:=eep_n_w(3,f_V_l);</text:p>
          </table:table-cell>
        </table:table-row>
        <table:table-row table:style-name="ro1">
          <table:table-cell table:formula="of:=CONCATENATE(&quot;f_&quot;;[.A7])" office:value-type="string" office:string-value="f_V_r" calcext:value-type="string">
            <text:p>f_V_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5];&quot;,MODBUS,&quot;;IF([.C65]=&quot;Bool&quot;;&quot;0x,&quot;;&quot;4x,&quot;);[.B65])" office:value-type="string" office:string-value="f_V_r,MODBUS,4x,259" calcext:value-type="string">
            <text:p>f_V_r,MODBUS,4x,259</text:p>
          </table:table-cell>
          <table:table-cell/>
          <table:table-cell table:formula="of:=IF([.E65];CONCATENATE([.A65];&quot; integer default '0',&quot;);&quot;&quot;)">
            <text:p/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A65];&quot;:=eep_n_r(&quot;;[.K65];&quot;);&quot;)" office:value-type="string" office:string-value="f_V_r:=eep_n_r(4);" calcext:value-type="string">
            <text:p>f_V_r:=eep_n_r(4);</text:p>
          </table:table-cell>
          <table:table-cell table:formula="of:=CONCATENATE(&quot;Res:=eep_n_w(&quot;;[.K65];&quot;,&quot;;[.A65];&quot;);&quot;)" office:value-type="string" office:string-value="Res:=eep_n_w(4,f_V_r);" calcext:value-type="string">
            <text:p>Res:=eep_n_w(4,f_V_r);</text:p>
          </table:table-cell>
        </table:table-row>
        <table:table-row table:style-name="ro1">
          <table:table-cell table:formula="of:=CONCATENATE(&quot;f_&quot;;[.A8])" office:value-type="string" office:string-value="f_V_m" calcext:value-type="string">
            <text:p>f_V_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6];&quot;,MODBUS,&quot;;IF([.C66]=&quot;Bool&quot;;&quot;0x,&quot;;&quot;4x,&quot;);[.B66])" office:value-type="string" office:string-value="f_V_m,MODBUS,4x,260" calcext:value-type="string">
            <text:p>f_V_m,MODBUS,4x,260</text:p>
          </table:table-cell>
          <table:table-cell/>
          <table:table-cell table:formula="of:=IF([.E66];CONCATENATE([.A66];&quot; integer default '0',&quot;);&quot;&quot;)">
            <text:p/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A66];&quot;:=eep_n_r(&quot;;[.K66];&quot;);&quot;)" office:value-type="string" office:string-value="f_V_m:=eep_n_r(5);" calcext:value-type="string">
            <text:p>f_V_m:=eep_n_r(5);</text:p>
          </table:table-cell>
          <table:table-cell table:formula="of:=CONCATENATE(&quot;Res:=eep_n_w(&quot;;[.K66];&quot;,&quot;;[.A66];&quot;);&quot;)" office:value-type="string" office:string-value="Res:=eep_n_w(5,f_V_m);" calcext:value-type="string">
            <text:p>Res:=eep_n_w(5,f_V_m);</text:p>
          </table:table-cell>
        </table:table-row>
        <table:table-row table:style-name="ro1">
          <table:table-cell table:formula="of:=CONCATENATE(&quot;f_&quot;;[.A9])" office:value-type="string" office:string-value="f_V_6" calcext:value-type="string">
            <text:p>f_V_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7];&quot;,MODBUS,&quot;;IF([.C67]=&quot;Bool&quot;;&quot;0x,&quot;;&quot;4x,&quot;);[.B67])" office:value-type="string" office:string-value="f_V_6,MODBUS,4x,261" calcext:value-type="string">
            <text:p>f_V_6,MODBUS,4x,261</text:p>
          </table:table-cell>
          <table:table-cell/>
          <table:table-cell table:formula="of:=IF([.E67];CONCATENATE([.A67];&quot; integer default '0',&quot;);&quot;&quot;)">
            <text:p/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67];&quot;:=eep_n_r(&quot;;[.K67];&quot;);&quot;)" office:value-type="string" office:string-value="f_V_6:=eep_n_r(6);" calcext:value-type="string">
            <text:p>f_V_6:=eep_n_r(6);</text:p>
          </table:table-cell>
          <table:table-cell table:formula="of:=CONCATENATE(&quot;Res:=eep_n_w(&quot;;[.K67];&quot;,&quot;;[.A67];&quot;);&quot;)" office:value-type="string" office:string-value="Res:=eep_n_w(6,f_V_6);" calcext:value-type="string">
            <text:p>Res:=eep_n_w(6,f_V_6);</text:p>
          </table:table-cell>
        </table:table-row>
        <table:table-row table:style-name="ro1">
          <table:table-cell table:formula="of:=CONCATENATE(&quot;f_&quot;;[.A10])" office:value-type="string" office:string-value="f_V_7" calcext:value-type="string">
            <text:p>f_V_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8];&quot;,MODBUS,&quot;;IF([.C68]=&quot;Bool&quot;;&quot;0x,&quot;;&quot;4x,&quot;);[.B68])" office:value-type="string" office:string-value="f_V_7,MODBUS,4x,262" calcext:value-type="string">
            <text:p>f_V_7,MODBUS,4x,26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CONCATENATE([.A68];&quot;:=eep_n_r(&quot;;[.K68];&quot;);&quot;)" office:value-type="string" office:string-value="f_V_7:=eep_n_r(7);" calcext:value-type="string">
            <text:p>f_V_7:=eep_n_r(7);</text:p>
          </table:table-cell>
          <table:table-cell table:formula="of:=CONCATENATE(&quot;Res:=eep_n_w(&quot;;[.K68];&quot;,&quot;;[.A68];&quot;);&quot;)" office:value-type="string" office:string-value="Res:=eep_n_w(7,f_V_7);" calcext:value-type="string">
            <text:p>Res:=eep_n_w(7,f_V_7);</text:p>
          </table:table-cell>
        </table:table-row>
        <table:table-row table:style-name="ro1">
          <table:table-cell table:formula="of:=CONCATENATE(&quot;f_&quot;;[.A11])" office:value-type="string" office:string-value="f_V_8" calcext:value-type="string">
            <text:p>f_V_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69];&quot;,MODBUS,&quot;;IF([.C69]=&quot;Bool&quot;;&quot;0x,&quot;;&quot;4x,&quot;);[.B69])" office:value-type="string" office:string-value="f_V_8,MODBUS,4x,263" calcext:value-type="string">
            <text:p>f_V_8,MODBUS,4x,2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CONCATENATE([.A69];&quot;:=eep_n_r(&quot;;[.K69];&quot;);&quot;)" office:value-type="string" office:string-value="f_V_8:=eep_n_r(8);" calcext:value-type="string">
            <text:p>f_V_8:=eep_n_r(8);</text:p>
          </table:table-cell>
          <table:table-cell table:formula="of:=CONCATENATE(&quot;Res:=eep_n_w(&quot;;[.K69];&quot;,&quot;;[.A69];&quot;);&quot;)" office:value-type="string" office:string-value="Res:=eep_n_w(8,f_V_8);" calcext:value-type="string">
            <text:p>Res:=eep_n_w(8,f_V_8);</text:p>
          </table:table-cell>
        </table:table-row>
        <table:table-row table:style-name="ro1">
          <table:table-cell office:value-type="string" calcext:value-type="string">
            <text:p>SP_H_n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A6]" office:value-type="string" office:string-value="V_l" calcext:value-type="string">
            <text:p>V_l</text:p>
          </table:table-cell>
          <table:table-cell office:value-type="string" calcext:value-type="string">
            <text:p>Заданий рівень набору</text:p>
          </table:table-cell>
          <table:table-cell table:formula="of:=CONCATENATE([.A70];&quot;,MODBUS,&quot;;IF([.C70]=&quot;Bool&quot;;&quot;0x,&quot;;&quot;4x,&quot;);[.B70])" office:value-type="string" office:string-value="SP_H_n,MODBUS,4x,264" calcext:value-type="string">
            <text:p>SP_H_n,MODBUS,4x,264</text:p>
          </table:table-cell>
          <table:table-cell table:formula="of:=CONCATENATE(&quot;&lt;&lt; ui-&gt;&quot;;[.A70])" office:value-type="string" office:string-value="&lt;&lt; ui-&gt;SP_H_n" calcext:value-type="string">
            <text:p>&lt;&lt; ui-&gt;SP_H_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CONCATENATE([.A70];&quot;:=INT_REAL(eep_n_r(&quot;;[.K70];&quot;));&quot;)" office:value-type="string" office:string-value="SP_H_n:=INT_REAL(eep_n_r(9));" calcext:value-type="string">
            <text:p>SP_H_n:=INT_REAL(eep_n_r(9));</text:p>
          </table:table-cell>
          <table:table-cell table:formula="of:=CONCATENATE(&quot;Res:=eep_n_w(&quot;;[.K70];&quot;,REAL_INT(&quot;;[.A70];&quot;));&quot;)" office:value-type="string" office:string-value="Res:=eep_n_w(9,REAL_INT(SP_H_n));" calcext:value-type="string">
            <text:p>Res:=eep_n_w(9,REAL_INT(SP_H_n));</text:p>
          </table:table-cell>
        </table:table-row>
        <table:table-row table:style-name="ro1">
          <table:table-cell office:value-type="string" calcext:value-type="string">
            <text:p>SP_R_zv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* Заданий опір сигналу заводки кристалу</text:p>
          </table:table-cell>
          <table:table-cell table:formula="of:=CONCATENATE([.A71];&quot;,MODBUS,&quot;;IF([.C71]=&quot;Bool&quot;;&quot;0x,&quot;;&quot;4x,&quot;);[.B71])" office:value-type="string" office:string-value="SP_R_zv,MODBUS,4x,266" calcext:value-type="string">
            <text:p>SP_R_zv,MODBUS,4x,266</text:p>
          </table:table-cell>
          <table:table-cell table:formula="of:=CONCATENATE(&quot;&lt;&lt; ui-&gt;&quot;;[.A71])" office:value-type="string" office:string-value="&lt;&lt; ui-&gt;SP_R_zv" calcext:value-type="string">
            <text:p>&lt;&lt; ui-&gt;SP_R_zv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CONCATENATE([.A71];&quot;:=INT_REAL(eep_n_r(&quot;;[.K71];&quot;));&quot;)" office:value-type="string" office:string-value="SP_R_zv:=INT_REAL(eep_n_r(10));" calcext:value-type="string">
            <text:p>SP_R_zv:=INT_REAL(eep_n_r(10));</text:p>
          </table:table-cell>
          <table:table-cell table:formula="of:=CONCATENATE(&quot;Res:=eep_n_w(&quot;;[.K71];&quot;,REAL_INT(&quot;;[.A71];&quot;));&quot;)" office:value-type="string" office:string-value="Res:=eep_n_w(10,REAL_INT(SP_R_zv));" calcext:value-type="string">
            <text:p>Res:=eep_n_w(10,REAL_INT(SP_R_zv));</text:p>
          </table:table-cell>
        </table:table-row>
        <table:table-row table:style-name="ro1">
          <table:table-cell office:value-type="string" calcext:value-type="string">
            <text:p>SP_H_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l</text:p>
          </table:table-cell>
          <table:table-cell office:value-type="string" calcext:value-type="string">
            <text:p>Заданий рівень переходу в ріст 2</text:p>
          </table:table-cell>
          <table:table-cell table:formula="of:=CONCATENATE([.A72];&quot;,MODBUS,&quot;;IF([.C72]=&quot;Bool&quot;;&quot;0x,&quot;;&quot;4x,&quot;);[.B72])" office:value-type="string" office:string-value="SP_H_2,MODBUS,4x,268" calcext:value-type="string">
            <text:p>SP_H_2,MODBUS,4x,268</text:p>
          </table:table-cell>
          <table:table-cell table:formula="of:=CONCATENATE(&quot;&lt;&lt; ui-&gt;&quot;;[.A72])" office:value-type="string" office:string-value="&lt;&lt; ui-&gt;SP_H_2" calcext:value-type="string">
            <text:p>&lt;&lt; ui-&gt;SP_H_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CONCATENATE([.A72];&quot;:=INT_REAL(eep_n_r(&quot;;[.K72];&quot;));&quot;)" office:value-type="string" office:string-value="SP_H_2:=INT_REAL(eep_n_r(11));" calcext:value-type="string">
            <text:p>SP_H_2:=INT_REAL(eep_n_r(11));</text:p>
          </table:table-cell>
          <table:table-cell table:formula="of:=CONCATENATE(&quot;Res:=eep_n_w(&quot;;[.K72];&quot;,REAL_INT(&quot;;[.A72];&quot;));&quot;)" office:value-type="string" office:string-value="Res:=eep_n_w(11,REAL_INT(SP_H_2));" calcext:value-type="string">
            <text:p>Res:=eep_n_w(11,REAL_INT(SP_H_2));</text:p>
          </table:table-cell>
        </table:table-row>
        <table:table-row table:style-name="ro1">
          <table:table-cell office:value-type="string" calcext:value-type="string">
            <text:p>SP_H_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l</text:p>
          </table:table-cell>
          <table:table-cell office:value-type="string" calcext:value-type="string">
            <text:p>Заданий рівень переходу в ріст 3</text:p>
          </table:table-cell>
          <table:table-cell table:formula="of:=CONCATENATE([.A73];&quot;,MODBUS,&quot;;IF([.C73]=&quot;Bool&quot;;&quot;0x,&quot;;&quot;4x,&quot;);[.B73])" office:value-type="string" office:string-value="SP_H_3,MODBUS,4x,270" calcext:value-type="string">
            <text:p>SP_H_3,MODBUS,4x,270</text:p>
          </table:table-cell>
          <table:table-cell table:formula="of:=CONCATENATE(&quot;&lt;&lt; ui-&gt;&quot;;[.A73])" office:value-type="string" office:string-value="&lt;&lt; ui-&gt;SP_H_3" calcext:value-type="string">
            <text:p>&lt;&lt; ui-&gt;SP_H_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CONCATENATE([.A73];&quot;:=INT_REAL(eep_n_r(&quot;;[.K73];&quot;));&quot;)" office:value-type="string" office:string-value="SP_H_3:=INT_REAL(eep_n_r(12));" calcext:value-type="string">
            <text:p>SP_H_3:=INT_REAL(eep_n_r(12));</text:p>
          </table:table-cell>
          <table:table-cell table:formula="of:=CONCATENATE(&quot;Res:=eep_n_w(&quot;;[.K73];&quot;,REAL_INT(&quot;;[.A73];&quot;));&quot;)" office:value-type="string" office:string-value="Res:=eep_n_w(12,REAL_INT(SP_H_3));" calcext:value-type="string">
            <text:p>Res:=eep_n_w(12,REAL_INT(SP_H_3));</text:p>
          </table:table-cell>
        </table:table-row>
        <table:table-row table:style-name="ro1">
          <table:table-cell office:value-type="string" calcext:value-type="string">
            <text:p>SP_H_f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l</text:p>
          </table:table-cell>
          <table:table-cell office:value-type="string" calcext:value-type="string">
            <text:p>Заданий рівень переходу в уварювання</text:p>
          </table:table-cell>
          <table:table-cell table:formula="of:=CONCATENATE([.A74];&quot;,MODBUS,&quot;;IF([.C74]=&quot;Bool&quot;;&quot;0x,&quot;;&quot;4x,&quot;);[.B74])" office:value-type="string" office:string-value="SP_H_f,MODBUS,4x,272" calcext:value-type="string">
            <text:p>SP_H_f,MODBUS,4x,272</text:p>
          </table:table-cell>
          <table:table-cell table:formula="of:=CONCATENATE(&quot;&lt;&lt; ui-&gt;&quot;;[.A74])" office:value-type="string" office:string-value="&lt;&lt; ui-&gt;SP_H_f" calcext:value-type="string">
            <text:p>&lt;&lt; ui-&gt;SP_H_f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CONCATENATE([.A74];&quot;:=INT_REAL(eep_n_r(&quot;;[.K74];&quot;));&quot;)" office:value-type="string" office:string-value="SP_H_f:=INT_REAL(eep_n_r(13));" calcext:value-type="string">
            <text:p>SP_H_f:=INT_REAL(eep_n_r(13));</text:p>
          </table:table-cell>
          <table:table-cell table:formula="of:=CONCATENATE(&quot;Res:=eep_n_w(&quot;;[.K74];&quot;,REAL_INT(&quot;;[.A74];&quot;));&quot;)" office:value-type="string" office:string-value="Res:=eep_n_w(13,REAL_INT(SP_H_f));" calcext:value-type="string">
            <text:p>Res:=eep_n_w(13,REAL_INT(SP_H_f));</text:p>
          </table:table-cell>
        </table:table-row>
        <table:table-row table:style-name="ro1">
          <table:table-cell office:value-type="string" calcext:value-type="string">
            <text:p>SP_M_d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Дельта в рості 1</text:p>
          </table:table-cell>
          <table:table-cell table:formula="of:=CONCATENATE([.A75];&quot;,MODBUS,&quot;;IF([.C75]=&quot;Bool&quot;;&quot;0x,&quot;;&quot;4x,&quot;);[.B75])" office:value-type="string" office:string-value="SP_M_d1,MODBUS,4x,274" calcext:value-type="string">
            <text:p>SP_M_d1,MODBUS,4x,274</text:p>
          </table:table-cell>
          <table:table-cell table:formula="of:=CONCATENATE(&quot;&lt;&lt; ui-&gt;&quot;;[.A75])" office:value-type="string" office:string-value="&lt;&lt; ui-&gt;SP_M_d1" calcext:value-type="string">
            <text:p>&lt;&lt; ui-&gt;SP_M_d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CONCATENATE([.A75];&quot;:=INT_REAL(eep_n_r(&quot;;[.K75];&quot;));&quot;)" office:value-type="string" office:string-value="SP_M_d1:=INT_REAL(eep_n_r(14));" calcext:value-type="string">
            <text:p>SP_M_d1:=INT_REAL(eep_n_r(14));</text:p>
          </table:table-cell>
          <table:table-cell table:formula="of:=CONCATENATE(&quot;Res:=eep_n_w(&quot;;[.K75];&quot;,REAL_INT(&quot;;[.A75];&quot;));&quot;)" office:value-type="string" office:string-value="Res:=eep_n_w(14,REAL_INT(SP_M_d1));" calcext:value-type="string">
            <text:p>Res:=eep_n_w(14,REAL_INT(SP_M_d1));</text:p>
          </table:table-cell>
        </table:table-row>
        <table:table-row table:style-name="ro1">
          <table:table-cell office:value-type="string" calcext:value-type="string">
            <text:p>SP_M_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Задана в’язкість переходу в ріст 2</text:p>
          </table:table-cell>
          <table:table-cell table:formula="of:=CONCATENATE([.A76];&quot;,MODBUS,&quot;;IF([.C76]=&quot;Bool&quot;;&quot;0x,&quot;;&quot;4x,&quot;);[.B76])" office:value-type="string" office:string-value="SP_M_2,MODBUS,4x,276" calcext:value-type="string">
            <text:p>SP_M_2,MODBUS,4x,276</text:p>
          </table:table-cell>
          <table:table-cell table:formula="of:=CONCATENATE(&quot;&lt;&lt; ui-&gt;&quot;;[.A76])" office:value-type="string" office:string-value="&lt;&lt; ui-&gt;SP_M_2" calcext:value-type="string">
            <text:p>&lt;&lt; ui-&gt;SP_M_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CONCATENATE([.A76];&quot;:=INT_REAL(eep_n_r(&quot;;[.K76];&quot;));&quot;)" office:value-type="string" office:string-value="SP_M_2:=INT_REAL(eep_n_r(15));" calcext:value-type="string">
            <text:p>SP_M_2:=INT_REAL(eep_n_r(15));</text:p>
          </table:table-cell>
          <table:table-cell table:formula="of:=CONCATENATE(&quot;Res:=eep_n_w(&quot;;[.K76];&quot;,REAL_INT(&quot;;[.A76];&quot;));&quot;)" office:value-type="string" office:string-value="Res:=eep_n_w(15,REAL_INT(SP_M_2));" calcext:value-type="string">
            <text:p>Res:=eep_n_w(15,REAL_INT(SP_M_2));</text:p>
          </table:table-cell>
        </table:table-row>
        <table:table-row table:style-name="ro1">
          <table:table-cell office:value-type="string" calcext:value-type="string">
            <text:p>SP_M_d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Дельта в рості 2</text:p>
          </table:table-cell>
          <table:table-cell table:formula="of:=CONCATENATE([.A77];&quot;,MODBUS,&quot;;IF([.C77]=&quot;Bool&quot;;&quot;0x,&quot;;&quot;4x,&quot;);[.B77])" office:value-type="string" office:string-value="SP_M_d2,MODBUS,4x,278" calcext:value-type="string">
            <text:p>SP_M_d2,MODBUS,4x,278</text:p>
          </table:table-cell>
          <table:table-cell table:formula="of:=CONCATENATE(&quot;&lt;&lt; ui-&gt;&quot;;[.A77])" office:value-type="string" office:string-value="&lt;&lt; ui-&gt;SP_M_d2" calcext:value-type="string">
            <text:p>&lt;&lt; ui-&gt;SP_M_d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NCATENATE([.A77];&quot;:=INT_REAL(eep_n_r(&quot;;[.K77];&quot;));&quot;)" office:value-type="string" office:string-value="SP_M_d2:=INT_REAL(eep_n_r(16));" calcext:value-type="string">
            <text:p>SP_M_d2:=INT_REAL(eep_n_r(16));</text:p>
          </table:table-cell>
          <table:table-cell table:formula="of:=CONCATENATE(&quot;Res:=eep_n_w(&quot;;[.K77];&quot;,REAL_INT(&quot;;[.A77];&quot;));&quot;)" office:value-type="string" office:string-value="Res:=eep_n_w(16,REAL_INT(SP_M_d2));" calcext:value-type="string">
            <text:p>Res:=eep_n_w(16,REAL_INT(SP_M_d2));</text:p>
          </table:table-cell>
        </table:table-row>
        <table:table-row table:style-name="ro1">
          <table:table-cell office:value-type="string" calcext:value-type="string">
            <text:p>SP_M_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Задана в’язкість переходу в ріст 3</text:p>
          </table:table-cell>
          <table:table-cell table:formula="of:=CONCATENATE([.A78];&quot;,MODBUS,&quot;;IF([.C78]=&quot;Bool&quot;;&quot;0x,&quot;;&quot;4x,&quot;);[.B78])" office:value-type="string" office:string-value="SP_M_3,MODBUS,4x,280" calcext:value-type="string">
            <text:p>SP_M_3,MODBUS,4x,280</text:p>
          </table:table-cell>
          <table:table-cell table:formula="of:=CONCATENATE(&quot;&lt;&lt; ui-&gt;&quot;;[.A78])" office:value-type="string" office:string-value="&lt;&lt; ui-&gt;SP_M_3" calcext:value-type="string">
            <text:p>&lt;&lt; ui-&gt;SP_M_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CONCATENATE([.A78];&quot;:=INT_REAL(eep_n_r(&quot;;[.K78];&quot;));&quot;)" office:value-type="string" office:string-value="SP_M_3:=INT_REAL(eep_n_r(17));" calcext:value-type="string">
            <text:p>SP_M_3:=INT_REAL(eep_n_r(17));</text:p>
          </table:table-cell>
          <table:table-cell table:formula="of:=CONCATENATE(&quot;Res:=eep_n_w(&quot;;[.K78];&quot;,REAL_INT(&quot;;[.A78];&quot;));&quot;)" office:value-type="string" office:string-value="Res:=eep_n_w(17,REAL_INT(SP_M_3));" calcext:value-type="string">
            <text:p>Res:=eep_n_w(17,REAL_INT(SP_M_3));</text:p>
          </table:table-cell>
        </table:table-row>
        <table:table-row table:style-name="ro1">
          <table:table-cell office:value-type="string" calcext:value-type="string">
            <text:p>SP_M_d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Дельта в рості 3</text:p>
          </table:table-cell>
          <table:table-cell table:formula="of:=CONCATENATE([.A79];&quot;,MODBUS,&quot;;IF([.C79]=&quot;Bool&quot;;&quot;0x,&quot;;&quot;4x,&quot;);[.B79])" office:value-type="string" office:string-value="SP_M_d3,MODBUS,4x,282" calcext:value-type="string">
            <text:p>SP_M_d3,MODBUS,4x,282</text:p>
          </table:table-cell>
          <table:table-cell table:formula="of:=CONCATENATE(&quot;&lt;&lt; ui-&gt;&quot;;[.A79])" office:value-type="string" office:string-value="&lt;&lt; ui-&gt;SP_M_d3" calcext:value-type="string">
            <text:p>&lt;&lt; ui-&gt;SP_M_d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CONCATENATE([.A79];&quot;:=INT_REAL(eep_n_r(&quot;;[.K79];&quot;));&quot;)" office:value-type="string" office:string-value="SP_M_d3:=INT_REAL(eep_n_r(18));" calcext:value-type="string">
            <text:p>SP_M_d3:=INT_REAL(eep_n_r(18));</text:p>
          </table:table-cell>
          <table:table-cell table:formula="of:=CONCATENATE(&quot;Res:=eep_n_w(&quot;;[.K79];&quot;,REAL_INT(&quot;;[.A79];&quot;));&quot;)" office:value-type="string" office:string-value="Res:=eep_n_w(18,REAL_INT(SP_M_d3));" calcext:value-type="string">
            <text:p>Res:=eep_n_w(18,REAL_INT(SP_M_d3));</text:p>
          </table:table-cell>
        </table:table-row>
        <table:table-row table:style-name="ro1">
          <table:table-cell office:value-type="string" calcext:value-type="string">
            <text:p>SP_M_f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</text:p>
          </table:table-cell>
          <table:table-cell office:value-type="string" calcext:value-type="string">
            <text:p>Задана в’язкість завершення</text:p>
          </table:table-cell>
          <table:table-cell table:formula="of:=CONCATENATE([.A80];&quot;,MODBUS,&quot;;IF([.C80]=&quot;Bool&quot;;&quot;0x,&quot;;&quot;4x,&quot;);[.B80])" office:value-type="string" office:string-value="SP_M_f,MODBUS,4x,284" calcext:value-type="string">
            <text:p>SP_M_f,MODBUS,4x,284</text:p>
          </table:table-cell>
          <table:table-cell table:formula="of:=CONCATENATE(&quot;&lt;&lt; ui-&gt;&quot;;[.A80])" office:value-type="string" office:string-value="&lt;&lt; ui-&gt;SP_M_f" calcext:value-type="string">
            <text:p>&lt;&lt; ui-&gt;SP_M_f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CONCATENATE([.A80];&quot;:=INT_REAL(eep_n_r(&quot;;[.K80];&quot;));&quot;)" office:value-type="string" office:string-value="SP_M_f:=INT_REAL(eep_n_r(19));" calcext:value-type="string">
            <text:p>SP_M_f:=INT_REAL(eep_n_r(19));</text:p>
          </table:table-cell>
          <table:table-cell table:formula="of:=CONCATENATE(&quot;Res:=eep_n_w(&quot;;[.K80];&quot;,REAL_INT(&quot;;[.A80];&quot;));&quot;)" office:value-type="string" office:string-value="Res:=eep_n_w(19,REAL_INT(SP_M_f));" calcext:value-type="string">
            <text:p>Res:=eep_n_w(19,REAL_INT(SP_M_f));</text:p>
          </table:table-cell>
        </table:table-row>
        <table:table-row table:style-name="ro1">
          <table:table-cell office:value-type="string" calcext:value-type="string">
            <text:p>SP_R_mi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Заданий опір закінчення розкачки</text:p>
          </table:table-cell>
          <table:table-cell table:formula="of:=CONCATENATE([.A81];&quot;,MODBUS,&quot;;IF([.C81]=&quot;Bool&quot;;&quot;0x,&quot;;&quot;4x,&quot;);[.B81])" office:value-type="string" office:string-value="SP_R_min,MODBUS,4x,286" calcext:value-type="string">
            <text:p>SP_R_min,MODBUS,4x,286</text:p>
          </table:table-cell>
          <table:table-cell table:formula="of:=CONCATENATE(&quot;&lt;&lt; ui-&gt;&quot;;[.A81])" office:value-type="string" office:string-value="&lt;&lt; ui-&gt;SP_R_min" calcext:value-type="string">
            <text:p>&lt;&lt; ui-&gt;SP_R_min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CONCATENATE([.A81];&quot;:=INT_REAL(eep_n_r(&quot;;[.K81];&quot;));&quot;)" office:value-type="string" office:string-value="SP_R_min:=INT_REAL(eep_n_r(20));" calcext:value-type="string">
            <text:p>SP_R_min:=INT_REAL(eep_n_r(20));</text:p>
          </table:table-cell>
          <table:table-cell table:formula="of:=CONCATENATE(&quot;Res:=eep_n_w(&quot;;[.K81];&quot;,REAL_INT(&quot;;[.A81];&quot;));&quot;)" office:value-type="string" office:string-value="Res:=eep_n_w(20,REAL_INT(SP_R_min));" calcext:value-type="string">
            <text:p>Res:=eep_n_w(20,REAL_INT(SP_R_min));</text:p>
          </table:table-cell>
        </table:table-row>
        <table:table-row table:style-name="ro1">
          <table:table-cell office:value-type="string" calcext:value-type="string">
            <text:p>SP_R_d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Задане прирощення опору згущення</text:p>
          </table:table-cell>
          <table:table-cell table:formula="of:=CONCATENATE([.A82];&quot;,MODBUS,&quot;;IF([.C82]=&quot;Bool&quot;;&quot;0x,&quot;;&quot;4x,&quot;);[.B82])" office:value-type="string" office:string-value="SP_R_d,MODBUS,4x,288" calcext:value-type="string">
            <text:p>SP_R_d,MODBUS,4x,288</text:p>
          </table:table-cell>
          <table:table-cell table:formula="of:=CONCATENATE(&quot;&lt;&lt; ui-&gt;&quot;;[.A82])" office:value-type="string" office:string-value="&lt;&lt; ui-&gt;SP_R_d" calcext:value-type="string">
            <text:p>&lt;&lt; ui-&gt;SP_R_d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CONCATENATE([.A82];&quot;:=INT_REAL(eep_n_r(&quot;;[.K82];&quot;));&quot;)" office:value-type="string" office:string-value="SP_R_d:=INT_REAL(eep_n_r(21));" calcext:value-type="string">
            <text:p>SP_R_d:=INT_REAL(eep_n_r(21));</text:p>
          </table:table-cell>
          <table:table-cell table:formula="of:=CONCATENATE(&quot;Res:=eep_n_w(&quot;;[.K82];&quot;,REAL_INT(&quot;;[.A82];&quot;));&quot;)" office:value-type="string" office:string-value="Res:=eep_n_w(21,REAL_INT(SP_R_d));" calcext:value-type="string">
            <text:p>Res:=eep_n_w(21,REAL_INT(SP_R_d));</text:p>
          </table:table-cell>
        </table:table-row>
        <table:table-row table:style-name="ro1">
          <table:table-cell office:value-type="string" calcext:value-type="string">
            <text:p>Kp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4000</text:p>
          </table:table-cell>
          <table:table-cell/>
          <table:table-cell table:formula="of:=CONCATENATE([.A83];&quot;,MODBUS,&quot;;IF([.C83]=&quot;Bool&quot;;&quot;0x,&quot;;&quot;4x,&quot;);[.B83])" office:value-type="string" office:string-value="Kpr,MODBUS,4x,290" calcext:value-type="string">
            <text:p>Kpr,MODBUS,4x,290</text:p>
          </table:table-cell>
          <table:table-cell table:formula="of:=CONCATENATE(&quot;&lt;&lt; ui-&gt;&quot;;[.A83])" office:value-type="string" office:string-value="&lt;&lt; ui-&gt;Kpr" calcext:value-type="string">
            <text:p>&lt;&lt; ui-&gt;Kpr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CONCATENATE([.A83];&quot;:=INT_REAL(eep_n_r(&quot;;[.K83];&quot;));&quot;)" office:value-type="string" office:string-value="Kpr:=INT_REAL(eep_n_r(22));" calcext:value-type="string">
            <text:p>Kpr:=INT_REAL(eep_n_r(22));</text:p>
          </table:table-cell>
          <table:table-cell table:formula="of:=CONCATENATE(&quot;Res:=eep_n_w(&quot;;[.K83];&quot;,REAL_INT(&quot;;[.A83];&quot;));&quot;)" office:value-type="string" office:string-value="Res:=eep_n_w(22,REAL_INT(Kpr));" calcext:value-type="string">
            <text:p>Res:=eep_n_w(22,REAL_INT(Kpr));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66,666</text:p>
          </table:table-cell>
          <table:table-cell/>
          <table:table-cell table:formula="of:=CONCATENATE([.A84];&quot;,MODBUS,&quot;;IF([.C84]=&quot;Bool&quot;;&quot;0x,&quot;;&quot;4x,&quot;);[.B84])" office:value-type="string" office:string-value="Ti,MODBUS,4x,292" calcext:value-type="string">
            <text:p>Ti,MODBUS,4x,292</text:p>
          </table:table-cell>
          <table:table-cell table:formula="of:=CONCATENATE(&quot;&lt;&lt; ui-&gt;&quot;;[.A84])" office:value-type="string" office:string-value="&lt;&lt; ui-&gt;Ti" calcext:value-type="string">
            <text:p>&lt;&lt; ui-&gt;Ti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CONCATENATE([.A84];&quot;:=INT_REAL(eep_n_r(&quot;;[.K84];&quot;));&quot;)" office:value-type="string" office:string-value="Ti:=INT_REAL(eep_n_r(23));" calcext:value-type="string">
            <text:p>Ti:=INT_REAL(eep_n_r(23));</text:p>
          </table:table-cell>
          <table:table-cell table:formula="of:=CONCATENATE(&quot;Res:=eep_n_w(&quot;;[.K84];&quot;,REAL_INT(&quot;;[.A84];&quot;));&quot;)" office:value-type="string" office:string-value="Res:=eep_n_w(23,REAL_INT(Ti));" calcext:value-type="string">
            <text:p>Res:=eep_n_w(23,REAL_INT(Ti));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4000</text:p>
          </table:table-cell>
          <table:table-cell/>
          <table:table-cell table:formula="of:=CONCATENATE([.A85];&quot;,MODBUS,&quot;;IF([.C85]=&quot;Bool&quot;;&quot;0x,&quot;;&quot;4x,&quot;);[.B85])" office:value-type="string" office:string-value="Td,MODBUS,4x,294" calcext:value-type="string">
            <text:p>Td,MODBUS,4x,294</text:p>
          </table:table-cell>
          <table:table-cell table:formula="of:=CONCATENATE(&quot;&lt;&lt; ui-&gt;&quot;;[.A85])" office:value-type="string" office:string-value="&lt;&lt; ui-&gt;Td" calcext:value-type="string">
            <text:p>&lt;&lt; ui-&gt;Td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CONCATENATE([.A85];&quot;:=INT_REAL(eep_n_r(&quot;;[.K85];&quot;));&quot;)" office:value-type="string" office:string-value="Td:=INT_REAL(eep_n_r(24));" calcext:value-type="string">
            <text:p>Td:=INT_REAL(eep_n_r(24));</text:p>
          </table:table-cell>
          <table:table-cell table:formula="of:=CONCATENATE(&quot;Res:=eep_n_w(&quot;;[.K85];&quot;,REAL_INT(&quot;;[.A85];&quot;));&quot;)" office:value-type="string" office:string-value="Res:=eep_n_w(24,REAL_INT(Td));" calcext:value-type="string">
            <text:p>Res:=eep_n_w(24,REAL_INT(Td));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4000</text:p>
          </table:table-cell>
          <table:table-cell office:value-type="string" calcext:value-type="string">
            <text:p>Корекція</text:p>
          </table:table-cell>
          <table:table-cell table:formula="of:=CONCATENATE([.A86];&quot;,MODBUS,&quot;;IF([.C86]=&quot;Bool&quot;;&quot;0x,&quot;;&quot;4x,&quot;);[.B86])" office:value-type="string" office:string-value="Kor,MODBUS,4x,296" calcext:value-type="string">
            <text:p>Kor,MODBUS,4x,296</text:p>
          </table:table-cell>
          <table:table-cell table:formula="of:=CONCATENATE(&quot;&lt;&lt; ui-&gt;&quot;;[.A86])" office:value-type="string" office:string-value="&lt;&lt; ui-&gt;Kor" calcext:value-type="string">
            <text:p>&lt;&lt; ui-&gt;Kor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CONCATENATE([.A86];&quot;:=INT_REAL(eep_n_r(&quot;;[.K86];&quot;));&quot;)" office:value-type="string" office:string-value="Kor:=INT_REAL(eep_n_r(25));" calcext:value-type="string">
            <text:p>Kor:=INT_REAL(eep_n_r(25));</text:p>
          </table:table-cell>
          <table:table-cell table:formula="of:=CONCATENATE(&quot;Res:=eep_n_w(&quot;;[.K86];&quot;,REAL_INT(&quot;;[.A86];&quot;));&quot;)" office:value-type="string" office:string-value="Res:=eep_n_w(25,REAL_INT(Kor));" calcext:value-type="string">
            <text:p>Res:=eep_n_w(25,REAL_INT(Kor));</text:p>
          </table:table-cell>
        </table:table-row>
        <table:table-row table:style-name="ro1">
          <table:table-cell office:value-type="string" calcext:value-type="string">
            <text:p>dR_max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 office:value-type="string" calcext:value-type="string">
            <text:p>Диференційний захист</text:p>
          </table:table-cell>
          <table:table-cell table:formula="of:=CONCATENATE([.A87];&quot;,MODBUS,&quot;;IF([.C87]=&quot;Bool&quot;;&quot;0x,&quot;;&quot;4x,&quot;);[.B87])" office:value-type="string" office:string-value="dR_max,MODBUS,4x,298" calcext:value-type="string">
            <text:p>dR_max,MODBUS,4x,298</text:p>
          </table:table-cell>
          <table:table-cell table:formula="of:=CONCATENATE(&quot;&lt;&lt; ui-&gt;&quot;;[.A87])" office:value-type="string" office:string-value="&lt;&lt; ui-&gt;dR_max" calcext:value-type="string">
            <text:p>&lt;&lt; ui-&gt;dR_max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CONCATENATE([.A87];&quot;:=INT_REAL(eep_n_r(&quot;;[.K87];&quot;));&quot;)" office:value-type="string" office:string-value="dR_max:=INT_REAL(eep_n_r(26));" calcext:value-type="string">
            <text:p>dR_max:=INT_REAL(eep_n_r(26));</text:p>
          </table:table-cell>
          <table:table-cell table:formula="of:=CONCATENATE(&quot;Res:=eep_n_w(&quot;;[.K87];&quot;,REAL_INT(&quot;;[.A87];&quot;));&quot;)" office:value-type="string" office:string-value="Res:=eep_n_w(26,REAL_INT(dR_max));" calcext:value-type="string">
            <text:p>Res:=eep_n_w(26,REAL_INT(dR_max));</text:p>
          </table:table-cell>
        </table:table-row>
        <table:table-row table:style-name="ro1">
          <table:table-cell office:value-type="string" calcext:value-type="string">
            <text:p>dH_ma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l</text:p>
          </table:table-cell>
          <table:table-cell/>
          <table:table-cell table:formula="of:=CONCATENATE([.A88];&quot;,MODBUS,&quot;;IF([.C88]=&quot;Bool&quot;;&quot;0x,&quot;;&quot;4x,&quot;);[.B88])" office:value-type="string" office:string-value="dH_max,MODBUS,4x,300" calcext:value-type="string">
            <text:p>dH_max,MODBUS,4x,300</text:p>
          </table:table-cell>
          <table:table-cell table:formula="of:=CONCATENATE(&quot;&lt;&lt; ui-&gt;&quot;;[.A88])" office:value-type="string" office:string-value="&lt;&lt; ui-&gt;dH_max" calcext:value-type="string">
            <text:p>&lt;&lt; ui-&gt;dH_max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CONCATENATE([.A88];&quot;:=INT_REAL(eep_n_r(&quot;;[.K88];&quot;));&quot;)" office:value-type="string" office:string-value="dH_max:=INT_REAL(eep_n_r(27));" calcext:value-type="string">
            <text:p>dH_max:=INT_REAL(eep_n_r(27));</text:p>
          </table:table-cell>
          <table:table-cell table:formula="of:=CONCATENATE(&quot;Res:=eep_n_w(&quot;;[.K88];&quot;,REAL_INT(&quot;;[.A88];&quot;));&quot;)" office:value-type="string" office:string-value="Res:=eep_n_w(27,REAL_INT(dH_max));" calcext:value-type="string">
            <text:p>Res:=eep_n_w(27,REAL_INT(dH_max));</text:p>
          </table:table-cell>
        </table:table-row>
        <table:table-row table:style-name="ro1">
          <table:table-cell office:value-type="string" calcext:value-type="string">
            <text:p>SP_R_max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89];&quot;,MODBUS,&quot;;IF([.C89]=&quot;Bool&quot;;&quot;0x,&quot;;&quot;4x,&quot;);[.B89])" office:value-type="string" office:string-value="SP_R_max,MODBUS,4x,302" calcext:value-type="string">
            <text:p>SP_R_max,MODBUS,4x,302</text:p>
          </table:table-cell>
          <table:table-cell table:formula="of:=CONCATENATE(&quot;&lt;&lt; ui-&gt;&quot;;[.A89])" office:value-type="string" office:string-value="&lt;&lt; ui-&gt;SP_R_max" calcext:value-type="string">
            <text:p>&lt;&lt; ui-&gt;SP_R_max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CONCATENATE([.A89];&quot;:=INT_REAL(eep_n_r(&quot;;[.K89];&quot;));&quot;)" office:value-type="string" office:string-value="SP_R_max:=INT_REAL(eep_n_r(31));" calcext:value-type="string">
            <text:p>SP_R_max:=INT_REAL(eep_n_r(31));</text:p>
          </table:table-cell>
          <table:table-cell table:formula="of:=CONCATENATE(&quot;Res:=eep_n_w(&quot;;[.K89];&quot;,REAL_INT(&quot;;[.A89];&quot;));&quot;)" office:value-type="string" office:string-value="Res:=eep_n_w(31,REAL_INT(SP_R_max));" calcext:value-type="string">
            <text:p>Res:=eep_n_w(31,REAL_INT(SP_R_max));</text:p>
          </table:table-cell>
        </table:table-row>
        <table:table-row table:style-name="ro1">
          <table:table-cell office:value-type="string" calcext:value-type="string">
            <text:p>TM_z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тримка водяної підкачки</text:p>
          </table:table-cell>
          <table:table-cell table:formula="of:=CONCATENATE([.A90];&quot;,MODBUS,&quot;;IF([.C90]=&quot;Bool&quot;;&quot;0x,&quot;;&quot;4x,&quot;);[.B90])" office:value-type="string" office:string-value="TM_zd,MODBUS,4x,304" calcext:value-type="string">
            <text:p>TM_zd,MODBUS,4x,3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CONCATENATE([.A90];&quot;:=TMR(eep_n_r(&quot;;[.K90];&quot;));&quot;)" office:value-type="string" office:string-value="TM_zd:=TMR(eep_n_r(28));" calcext:value-type="string">
            <text:p>TM_zd:=TMR(eep_n_r(28));</text:p>
          </table:table-cell>
          <table:table-cell table:formula="of:=CONCATENATE(&quot;Res:=eep_n_w(&quot;;[.K90];&quot;,ANA(&quot;;[.A90];&quot;));&quot;)" office:value-type="string" office:string-value="Res:=eep_n_w(28,ANA(TM_zd));" calcext:value-type="string">
            <text:p>Res:=eep_n_w(28,ANA(TM_zd));</text:p>
          </table:table-cell>
        </table:table-row>
        <table:table-row table:style-name="ro1">
          <table:table-cell office:value-type="string" calcext:value-type="string">
            <text:p>rej_r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ПШД/ГІСТ</text:p>
          </table:table-cell>
          <table:table-cell table:formula="of:=CONCATENATE([.A91];&quot;,MODBUS,&quot;;IF([.C91]=&quot;Bool&quot;;&quot;0x,&quot;;&quot;4x,&quot;);[.B91])" office:value-type="string" office:string-value="rej_rost,MODBUS,0x,306" calcext:value-type="string">
            <text:p>rej_rost,MODBUS,0x,30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formula="of:=CONCATENATE([.A91];&quot;:=BOO(eep_n_r(&quot;;[.K91];&quot;));&quot;)" office:value-type="string" office:string-value="rej_rost:=BOO(eep_n_r(29));" calcext:value-type="string">
            <text:p>rej_rost:=BOO(eep_n_r(29));</text:p>
          </table:table-cell>
          <table:table-cell table:formula="of:=CONCATENATE(&quot;Res:=eep_n_w(&quot;;[.K91];&quot;,ANA(&quot;;[.A91];&quot;));&quot;)" office:value-type="string" office:string-value="Res:=eep_n_w(29,ANA(rej_rost));" calcext:value-type="string">
            <text:p>Res:=eep_n_w(29,ANA(rej_rost));</text:p>
          </table:table-cell>
        </table:table-row>
        <table:table-row table:style-name="ro1">
          <table:table-cell office:value-type="string" calcext:value-type="string">
            <text:p>rej_vo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2];&quot;,MODBUS,&quot;;IF([.C92]=&quot;Bool&quot;;&quot;0x,&quot;;&quot;4x,&quot;);[.B92])" office:value-type="string" office:string-value="rej_voda,MODBUS,0x,307" calcext:value-type="string">
            <text:p>rej_voda,MODBUS,0x,30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formula="of:=CONCATENATE([.A92];&quot;:=BOO(eep_n_r(&quot;;[.K92];&quot;));&quot;)" office:value-type="string" office:string-value="rej_voda:=BOO(eep_n_r(30));" calcext:value-type="string">
            <text:p>rej_voda:=BOO(eep_n_r(30));</text:p>
          </table:table-cell>
          <table:table-cell table:formula="of:=CONCATENATE(&quot;Res:=eep_n_w(&quot;;[.K92];&quot;,ANA(&quot;;[.A92];&quot;));&quot;)" office:value-type="string" office:string-value="Res:=eep_n_w(30,ANA(rej_voda));" calcext:value-type="string">
            <text:p>Res:=eep_n_w(30,ANA(rej_voda));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3];&quot;,MODBUS,&quot;;IF([.C93]=&quot;Bool&quot;;&quot;0x,&quot;;&quot;4x,&quot;);[.B93])" office:value-type="string" office:string-value="Run,MODBUS,0x,308" calcext:value-type="string">
            <text:p>Run,MODBUS,0x,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94];&quot;,MODBUS,&quot;;IF([.C94]=&quot;Bool&quot;;&quot;0x,&quot;;&quot;4x,&quot;);[.B94])" office:value-type="string" office:string-value="Save,MODBUS,0x,309" calcext:value-type="string">
            <text:p>Save,MODBUS,0x,3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_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95];&quot;,MODBUS,&quot;;IF([.C95]=&quot;Bool&quot;;&quot;0x,&quot;;&quot;4x,&quot;);[.B95])" office:value-type="string" office:string-value="Rp_1,MODBUS,4x,310" calcext:value-type="string">
            <text:p>Rp_1,MODBUS,4x,31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formula="of:=CONCATENATE([.A95];&quot;:=INT_REAL(eep_n_r(&quot;;[.K95];&quot;));&quot;)" office:value-type="string" office:string-value="Rp_1:=INT_REAL(eep_n_r(33));" calcext:value-type="string">
            <text:p>Rp_1:=INT_REAL(eep_n_r(33));</text:p>
          </table:table-cell>
          <table:table-cell table:formula="of:=CONCATENATE(&quot;Res:=eep_n_w(&quot;;[.K95];&quot;,REAL_INT(&quot;;[.A95];&quot;));&quot;)" office:value-type="string" office:string-value="Res:=eep_n_w(33,REAL_INT(Rp_1));" calcext:value-type="string">
            <text:p>Res:=eep_n_w(33,REAL_INT(Rp_1));</text:p>
          </table:table-cell>
        </table:table-row>
        <table:table-row table:style-name="ro1">
          <table:table-cell office:value-type="string" calcext:value-type="string">
            <text:p>Rp_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96];&quot;,MODBUS,&quot;;IF([.C96]=&quot;Bool&quot;;&quot;0x,&quot;;&quot;4x,&quot;);[.B96])" office:value-type="string" office:string-value="Rp_2,MODBUS,4x,312" calcext:value-type="string">
            <text:p>Rp_2,MODBUS,4x,31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formula="of:=CONCATENATE([.A96];&quot;:=INT_REAL(eep_n_r(&quot;;[.K96];&quot;));&quot;)" office:value-type="string" office:string-value="Rp_2:=INT_REAL(eep_n_r(34));" calcext:value-type="string">
            <text:p>Rp_2:=INT_REAL(eep_n_r(34));</text:p>
          </table:table-cell>
          <table:table-cell table:formula="of:=CONCATENATE(&quot;Res:=eep_n_w(&quot;;[.K96];&quot;,REAL_INT(&quot;;[.A96];&quot;));&quot;)" office:value-type="string" office:string-value="Res:=eep_n_w(34,REAL_INT(Rp_2));" calcext:value-type="string">
            <text:p>Res:=eep_n_w(34,REAL_INT(Rp_2));</text:p>
          </table:table-cell>
        </table:table-row>
        <table:table-row table:style-name="ro1">
          <table:table-cell office:value-type="string" calcext:value-type="string">
            <text:p>Rp_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97];&quot;,MODBUS,&quot;;IF([.C97]=&quot;Bool&quot;;&quot;0x,&quot;;&quot;4x,&quot;);[.B97])" office:value-type="string" office:string-value="Rp_3,MODBUS,4x,314" calcext:value-type="string">
            <text:p>Rp_3,MODBUS,4x,3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formula="of:=CONCATENATE([.A97];&quot;:=INT_REAL(eep_n_r(&quot;;[.K97];&quot;));&quot;)" office:value-type="string" office:string-value="Rp_3:=INT_REAL(eep_n_r(35));" calcext:value-type="string">
            <text:p>Rp_3:=INT_REAL(eep_n_r(35));</text:p>
          </table:table-cell>
          <table:table-cell table:formula="of:=CONCATENATE(&quot;Res:=eep_n_w(&quot;;[.K97];&quot;,REAL_INT(&quot;;[.A97];&quot;));&quot;)" office:value-type="string" office:string-value="Res:=eep_n_w(35,REAL_INT(Rp_3));" calcext:value-type="string">
            <text:p>Res:=eep_n_w(35,REAL_INT(Rp_3));</text:p>
          </table:table-cell>
        </table:table-row>
        <table:table-row table:style-name="ro1">
          <table:table-cell office:value-type="string" calcext:value-type="string">
            <text:p>Rz_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98];&quot;,MODBUS,&quot;;IF([.C98]=&quot;Bool&quot;;&quot;0x,&quot;;&quot;4x,&quot;);[.B98])" office:value-type="string" office:string-value="Rz_2,MODBUS,4x,316" calcext:value-type="string">
            <text:p>Rz_2,MODBUS,4x,3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formula="of:=CONCATENATE([.A98];&quot;:=INT_REAL(eep_n_r(&quot;;[.K98];&quot;));&quot;)" office:value-type="string" office:string-value="Rz_2:=INT_REAL(eep_n_r(36));" calcext:value-type="string">
            <text:p>Rz_2:=INT_REAL(eep_n_r(36));</text:p>
          </table:table-cell>
          <table:table-cell table:formula="of:=CONCATENATE(&quot;Res:=eep_n_w(&quot;;[.K98];&quot;,REAL_INT(&quot;;[.A98];&quot;));&quot;)" office:value-type="string" office:string-value="Res:=eep_n_w(36,REAL_INT(Rz_2));" calcext:value-type="string">
            <text:p>Res:=eep_n_w(36,REAL_INT(Rz_2));</text:p>
          </table:table-cell>
        </table:table-row>
        <table:table-row table:style-name="ro1">
          <table:table-cell office:value-type="string" calcext:value-type="string">
            <text:p>Rz_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99];&quot;,MODBUS,&quot;;IF([.C99]=&quot;Bool&quot;;&quot;0x,&quot;;&quot;4x,&quot;);[.B99])" office:value-type="string" office:string-value="Rz_3,MODBUS,4x,318" calcext:value-type="string">
            <text:p>Rz_3,MODBUS,4x,3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formula="of:=CONCATENATE([.A99];&quot;:=INT_REAL(eep_n_r(&quot;;[.K99];&quot;));&quot;)" office:value-type="string" office:string-value="Rz_3:=INT_REAL(eep_n_r(37));" calcext:value-type="string">
            <text:p>Rz_3:=INT_REAL(eep_n_r(37));</text:p>
          </table:table-cell>
          <table:table-cell table:formula="of:=CONCATENATE(&quot;Res:=eep_n_w(&quot;;[.K99];&quot;,REAL_INT(&quot;;[.A99];&quot;));&quot;)" office:value-type="string" office:string-value="Res:=eep_n_w(37,REAL_INT(Rz_3));" calcext:value-type="string">
            <text:p>Res:=eep_n_w(37,REAL_INT(Rz_3));</text:p>
          </table:table-cell>
        </table:table-row>
        <table:table-row table:style-name="ro1">
          <table:table-cell office:value-type="string" calcext:value-type="string">
            <text:p>Rz_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r</text:p>
          </table:table-cell>
          <table:table-cell/>
          <table:table-cell table:formula="of:=CONCATENATE([.A100];&quot;,MODBUS,&quot;;IF([.C100]=&quot;Bool&quot;;&quot;0x,&quot;;&quot;4x,&quot;);[.B100])" office:value-type="string" office:string-value="Rz_4,MODBUS,4x,320" calcext:value-type="string">
            <text:p>Rz_4,MODBUS,4x,3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formula="of:=CONCATENATE([.A100];&quot;:=INT_REAL(eep_n_r(&quot;;[.K100];&quot;));&quot;)" office:value-type="string" office:string-value="Rz_4:=INT_REAL(eep_n_r(38));" calcext:value-type="string">
            <text:p>Rz_4:=INT_REAL(eep_n_r(38));</text:p>
          </table:table-cell>
          <table:table-cell table:formula="of:=CONCATENATE(&quot;Res:=eep_n_w(&quot;;[.K100];&quot;,REAL_INT(&quot;;[.A100];&quot;));&quot;)" office:value-type="string" office:string-value="Res:=eep_n_w(38,REAL_INT(Rz_4));" calcext:value-type="string">
            <text:p>Res:=eep_n_w(38,REAL_INT(Rz_4));</text:p>
          </table:table-cell>
        </table:table-row>
        <table:table-row table:style-name="ro1">
          <table:table-cell office:value-type="string" calcext:value-type="string">
            <text:p>rej_p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CONCATENATE([.A101];&quot;,MODBUS,&quot;;IF([.C101]=&quot;Bool&quot;;&quot;0x,&quot;;&quot;4x,&quot;);[.B101])" office:value-type="string" office:string-value="rej_p,MODBUS,0x,322" calcext:value-type="string">
            <text:p>rej_p,MODBUS,0x,32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formula="of:=CONCATENATE([.A101];&quot;:=BOO(eep_n_r(&quot;;[.K101];&quot;));&quot;)" office:value-type="string" office:string-value="rej_p:=BOO(eep_n_r(39));" calcext:value-type="string">
            <text:p>rej_p:=BOO(eep_n_r(39));</text:p>
          </table:table-cell>
          <table:table-cell table:formula="of:=CONCATENATE(&quot;Res:=eep_n_w(&quot;;[.K101];&quot;,ANA(&quot;;[.A101];&quot;));&quot;)" office:value-type="string" office:string-value="Res:=eep_n_w(39,ANA(rej_p));" calcext:value-type="string">
            <text:p>Res:=eep_n_w(39,ANA(rej_p));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xp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A103]" office:value-type="string" office:string-value="Kexp" calcext:value-type="string">
            <text:p>Kexp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a_commi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08];&quot;,MODBUS,&quot;;IF([.C108]=&quot;Bool&quot;;&quot;0x,&quot;;&quot;4x,&quot;);[.B108])" office:value-type="string" office:string-value="a_commit,MODBUS,0x,399" calcext:value-type="string">
            <text:p>a_commit,MODBUS,0x,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_d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*Поточна дельта</text:p>
          </table:table-cell>
          <table:table-cell table:formula="of:=CONCATENATE([.A109];&quot;,MODBUS,&quot;;IF([.C109]=&quot;Bool&quot;;&quot;0x,&quot;;&quot;4x,&quot;);[.B109])" office:value-type="string" office:string-value="Spr_dm,MODBUS,4x,400" calcext:value-type="string">
            <text:p>Spr_dm,MODBUS,4x,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_R_max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*Опір початку розкачки</text:p>
          </table:table-cell>
          <table:table-cell table:formula="of:=CONCATENATE([.A110];&quot;,MODBUS,&quot;;IF([.C110]=&quot;Bool&quot;;&quot;0x,&quot;;&quot;4x,&quot;);[.B110])" office:value-type="string" office:string-value="Spr_R_max,MODBUS,4x,402" calcext:value-type="string">
            <text:p>Spr_R_max,MODBUS,4x,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_M_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*В’язкість переходу в ріст 1</text:p>
          </table:table-cell>
          <table:table-cell table:formula="of:=CONCATENATE([.A111];&quot;,MODBUS,&quot;;IF([.C111]=&quot;Bool&quot;;&quot;0x,&quot;;&quot;4x,&quot;);[.B111])" office:value-type="string" office:string-value="SP_M_1,MODBUS,4x,404" calcext:value-type="string">
            <text:p>SP_M_1,MODBUS,4x,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_H_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*Рівень переходу в ріст 1</text:p>
          </table:table-cell>
          <table:table-cell table:formula="of:=CONCATENATE([.A112];&quot;,MODBUS,&quot;;IF([.C112]=&quot;Bool&quot;;&quot;0x,&quot;;&quot;4x,&quot;);[.B112])" office:value-type="string" office:string-value="SP_H_1,MODBUS,4x,406" calcext:value-type="string">
            <text:p>SP_H_1,MODBUS,4x,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_M_l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string" calcext:value-type="string">
            <text:p>Локальне розрахункове </text:p>
          </table:table-cell>
          <table:table-cell table:formula="of:=CONCATENATE([.A113];&quot;,MODBUS,&quot;;IF([.C113]=&quot;Bool&quot;;&quot;0x,&quot;;&quot;4x,&quot;);[.B113])" office:value-type="string" office:string-value="Spr_M_l,MODBUS,4x,408" calcext:value-type="string">
            <text:p>Spr_M_l,MODBUS,4x,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showzv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14];&quot;,MODBUS,&quot;;IF([.C114]=&quot;Bool&quot;;&quot;0x,&quot;;&quot;4x,&quot;);[.B114])" office:value-type="string" office:string-value="c_showzv,MODBUS,0x,410" calcext:value-type="string">
            <text:p>c_showzv,MODBUS,0x,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_showrz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ool</text:p>
          </table:table-cell>
          <table:table-cell table:number-columns-repeated="4"/>
          <table:table-cell table:formula="of:=CONCATENATE([.A115];&quot;,MODBUS,&quot;;IF([.C115]=&quot;Bool&quot;;&quot;0x,&quot;;&quot;4x,&quot;);[.B115])" office:value-type="string" office:string-value="c_showrz,MODBUS,0x,411" calcext:value-type="string">
            <text:p>c_showrz,MODBUS,0x,411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_0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table:number-columns-repeated="11"/>
        </table:table-row>
      </table:table>
      <table:table table:name="Аркуш2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quivalen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адії програми уварювання</text:p>
          </table:table-cell>
        </table:table-row>
        <table:table-row table:style-name="ro1">
          <table:table-cell office:value-type="string" calcext:value-type="string">
            <text:p>ST_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тадія очікування</text:p>
          </table:table-cell>
        </table:table-row>
        <table:table-row table:style-name="ro1">
          <table:table-cell office:value-type="string" calcext:value-type="string">
            <text:p>ST_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чікування до початку циклу</text:p>
          </table:table-cell>
        </table:table-row>
        <table:table-row table:style-name="ro1">
          <table:table-cell office:value-type="string" calcext:value-type="string">
            <text:p>ST_NAB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тадія набору апарату</text:p>
          </table:table-cell>
        </table:table-row>
        <table:table-row table:style-name="ro1">
          <table:table-cell office:value-type="string" calcext:value-type="string">
            <text:p>ST_ZGU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гущення до заводки кристалу</text:p>
          </table:table-cell>
        </table:table-row>
        <table:table-row table:style-name="ro1">
          <table:table-cell office:value-type="string" calcext:value-type="string">
            <text:p>ST_ZA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ведення затравки</text:p>
          </table:table-cell>
        </table:table-row>
        <table:table-row table:style-name="ro1">
          <table:table-cell office:value-type="string" calcext:value-type="string">
            <text:p>ST_ZG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гущення до підкачки</text:p>
          </table:table-cell>
        </table:table-row>
        <table:table-row table:style-name="ro1">
          <table:table-cell office:value-type="string" calcext:value-type="string">
            <text:p>ST_ROZK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ерша розкачка</text:p>
          </table:table-cell>
        </table:table-row>
        <table:table-row table:style-name="ro1">
          <table:table-cell office:value-type="string" calcext:value-type="string">
            <text:p>ST_ZG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Згущення після 1 розкачки</text:p>
          </table:table-cell>
        </table:table-row>
        <table:table-row table:style-name="ro1">
          <table:table-cell office:value-type="string" calcext:value-type="string">
            <text:p>ST_ROZ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руга розкачка</text:p>
          </table:table-cell>
        </table:table-row>
        <table:table-row table:style-name="ro1">
          <table:table-cell office:value-type="string" calcext:value-type="string">
            <text:p>ST_Z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Згущення після 2 розкачки</text:p>
          </table:table-cell>
        </table:table-row>
        <table:table-row table:style-name="ro1">
          <table:table-cell office:value-type="string" calcext:value-type="string">
            <text:p>ST_ROZK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Третя розкачка</text:p>
          </table:table-cell>
        </table:table-row>
        <table:table-row table:style-name="ro1">
          <table:table-cell office:value-type="string" calcext:value-type="string">
            <text:p>ST_ZG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Згущення після 2 розкачки</text:p>
          </table:table-cell>
        </table:table-row>
        <table:table-row table:style-name="ro1">
          <table:table-cell office:value-type="string" calcext:value-type="string">
            <text:p>ST_ROZK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Четверта розкачка</text:p>
          </table:table-cell>
        </table:table-row>
        <table:table-row table:style-name="ro1">
          <table:table-cell office:value-type="string" calcext:value-type="string">
            <text:p>ST_ZG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Згущення після 2 розкачки</text:p>
          </table:table-cell>
        </table:table-row>
        <table:table-row table:style-name="ro1">
          <table:table-cell office:value-type="string" calcext:value-type="string">
            <text:p>ST_ROZK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’ята розкачка</text:p>
          </table:table-cell>
        </table:table-row>
        <table:table-row table:style-name="ro1">
          <table:table-cell office:value-type="string" calcext:value-type="string">
            <text:p>ST_ZG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Згущення після 2 розкачки</text:p>
          </table:table-cell>
        </table:table-row>
        <table:table-row table:style-name="ro1">
          <table:table-cell office:value-type="string" calcext:value-type="string">
            <text:p>ST_ROZK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Шоста розкачка</text:p>
          </table:table-cell>
        </table:table-row>
        <table:table-row table:style-name="ro1">
          <table:table-cell office:value-type="string" calcext:value-type="string">
            <text:p>ST_ZG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Згущення перед ростом 1</text:p>
          </table:table-cell>
        </table:table-row>
        <table:table-row table:style-name="ro1">
          <table:table-cell office:value-type="string" calcext:value-type="string">
            <text:p>ST_RO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Стадія</text:p>
          </table:table-cell>
        </table:table-row>
        <table:table-row table:style-name="ro1">
          <table:table-cell office:value-type="string" calcext:value-type="string">
            <text:p>ST_ROST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Стадія</text:p>
          </table:table-cell>
        </table:table-row>
        <table:table-row table:style-name="ro1">
          <table:table-cell office:value-type="string" calcext:value-type="string">
            <text:p>ST_ROST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Стадія</text:p>
          </table:table-cell>
        </table:table-row>
        <table:table-row table:style-name="ro1">
          <table:table-cell office:value-type="string" calcext:value-type="string">
            <text:p>ST_UV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Стадія</text:p>
          </table:table-cell>
        </table:table-row>
        <table:table-row table:style-name="ro1">
          <table:table-cell office:value-type="string" calcext:value-type="string">
            <text:p>ST_E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Закінчення процесу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quivalence</text:p>
          </table:table-cell>
          <table:table-cell/>
        </table:table-row>
        <table:table-row table:style-name="ro1">
          <table:table-cell office:value-type="string" calcext:value-type="string">
            <text:p>ST_ROZA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T_ZGA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T_ROZA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T_ZGA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--------------------------------------------------</text:p>
          </table:table-cell>
        </table:table-row>
        <table:table-row table:style-name="ro1">
          <table:table-cell office:value-type="string" calcext:value-type="string">
            <text:p>ST_ROZA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T_ZGA4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table table:name="Аркуш3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table:number-columns-repeated="2"/>
          <table:table-cell office:value-type="string" calcext:value-type="string">
            <text:p>create table ap_1(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6"/>
          <table:table-cell office:value-type="string" calcext:value-type="string">
            <text:p>Dt integer unsigned not NULL,</text:p>
          </table:table-cell>
        </table:table-row>
        <table:table-row table:style-name="ro1">
          <table:table-cell office:value-type="string" calcext:value-type="string">
            <text:p>V_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</text:p>
          </table:table-cell>
          <table:table-cell table:number-columns-repeated="2"/>
          <table:table-cell table:formula="of:=IF([.E3];CONCATENATE([.A3];&quot; integer default '0',&quot;);&quot;&quot;)" office:value-type="string" office:string-value="V_01 integer default '0'," calcext:value-type="string">
            <text:p>V_01 integer default '0',</text:p>
          </table:table-cell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</text:p>
          </table:table-cell>
          <table:table-cell table:number-columns-repeated="2"/>
          <table:table-cell table:formula="of:=IF([.E4];CONCATENATE([.A4];&quot; integer default '0',&quot;);&quot;&quot;)" office:value-type="string" office:string-value="V_02 integer default '0'," calcext:value-type="string">
            <text:p>V_02 integer default '0',</text:p>
          </table:table-cell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</text:p>
          </table:table-cell>
          <table:table-cell table:number-columns-repeated="2"/>
          <table:table-cell table:formula="of:=IF([.E5];CONCATENATE([.A5];&quot; integer default '0',&quot;);&quot;&quot;)" office:value-type="string" office:string-value="V_03 integer default '0'," calcext:value-type="string">
            <text:p>V_03 integer default '0',</text:p>
          </table:table-cell>
        </table:table-row>
        <table:table-row table:style-name="ro1">
          <table:table-cell office:value-type="string" calcext:value-type="string">
            <text:p>V_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</text:p>
          </table:table-cell>
          <table:table-cell table:number-columns-repeated="2"/>
          <table:table-cell table:formula="of:=IF([.E6];CONCATENATE([.A6];&quot; integer default '0',&quot;);&quot;&quot;)" office:value-type="string" office:string-value="V_04 integer default '0'," calcext:value-type="string">
            <text:p>V_04 integer default '0',</text:p>
          </table:table-cell>
        </table:table-row>
        <table:table-row table:style-name="ro1">
          <table:table-cell office:value-type="string" calcext:value-type="string">
            <text:p>V_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2"/>
          <table:table-cell table:formula="of:=IF([.E7];CONCATENATE([.A7];&quot; integer default '0',&quot;);&quot;&quot;)" office:value-type="string" office:string-value="V_05 integer default '0'," calcext:value-type="string">
            <text:p>V_05 integer default '0',</text:p>
          </table:table-cell>
        </table:table-row>
        <table:table-row table:style-name="ro1">
          <table:table-cell office:value-type="string" calcext:value-type="string">
            <text:p>V_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2"/>
          <table:table-cell table:formula="of:=IF([.E8];CONCATENATE([.A8];&quot; integer default '0',&quot;);&quot;&quot;)" office:value-type="string" office:string-value="V_06 integer default '0'," calcext:value-type="string">
            <text:p>V_06 integer default '0',</text:p>
          </table:table-cell>
        </table:table-row>
        <table:table-row table:style-name="ro1">
          <table:table-cell office:value-type="string" calcext:value-type="string">
            <text:p>V_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2"/>
          <table:table-cell table:formula="of:=IF([.E9];CONCATENATE([.A9];&quot; integer default '0',&quot;);&quot;&quot;)" office:value-type="string" office:string-value="V_07 integer default '0'," calcext:value-type="string">
            <text:p>V_07 integer default '0',</text:p>
          </table:table-cell>
        </table:table-row>
        <table:table-row table:style-name="ro1">
          <table:table-cell office:value-type="string" calcext:value-type="string">
            <text:p>V_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</text:p>
          </table:table-cell>
          <table:table-cell table:number-columns-repeated="2"/>
          <table:table-cell table:formula="of:=IF([.E10];CONCATENATE([.A10];&quot; integer default '0',&quot;);&quot;&quot;)" office:value-type="string" office:string-value="V_08 integer default '0'," calcext:value-type="string">
            <text:p>V_08 integer default '0',</text:p>
          </table:table-cell>
        </table:table-row>
        <table:table-row table:style-name="ro1">
          <table:table-cell office:value-type="string" calcext:value-type="string">
            <text:p>C_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Аркуш4" table:style-name="ta1"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V_8*0.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Температура Ц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formula="of:=120/150" office:value-type="float" office:value="0.8" calcext:value-type="float">
            <text:p>0,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 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 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8:03:12.432659231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8:20:24</meta:creation-date>
    <dc:date>2016-08-17T10:18:06.025532776</dc:date>
    <meta:editing-duration>P14DT12H24M9S</meta:editing-duration>
    <meta:editing-cycles>30</meta:editing-cycles>
    <meta:generator>LibreOffice/5.1.4.2$Linux_X86_64 LibreOffice_project/10m0$Build-2</meta:generator>
    <meta:document-statistic meta:table-count="4" meta:cell-count="1198" meta:object-count="0"/>
  </office:meta>
</office:document-meta>
</file>